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63.8mm"/>
    </style:style>
    <style:style style:name="co13" style:family="table-column">
      <style:table-column-properties fo:break-before="auto" style:column-width="104.1mm"/>
    </style:style>
    <style:style style:name="co14" style:family="table-column">
      <style:table-column-properties fo:break-before="auto" style:column-width="39.85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30.04mm"/>
    </style:style>
    <style:style style:name="co19" style:family="table-column">
      <style:table-column-properties fo:break-before="auto" style:column-width="34.66mm"/>
    </style:style>
    <style:style style:name="co20" style:family="table-column">
      <style:table-column-properties fo:break-before="auto" style:column-width="136.53mm"/>
    </style:style>
    <style:style style:name="co21" style:family="table-column">
      <style:table-column-properties fo:break-before="auto" style:column-width="78.16mm"/>
    </style:style>
    <style:style style:name="co22" style:family="table-column">
      <style:table-column-properties fo:break-before="auto" style:column-width="23.64mm"/>
    </style:style>
    <style:style style:name="co23" style:family="table-column">
      <style:table-column-properties fo:break-before="auto" style:column-width="88mm"/>
    </style:style>
    <style:style style:name="co24" style:family="table-column">
      <style:table-column-properties fo:break-before="auto" style:column-width="117.14mm"/>
    </style:style>
    <style:style style:name="co25" style:family="table-column">
      <style:table-column-properties fo:break-before="auto" style:column-width="98.55mm"/>
    </style:style>
    <style:style style:name="co26" style:family="table-column">
      <style:table-column-properties fo:break-before="auto" style:column-width="67.08mm"/>
    </style:style>
    <style:style style:name="co27" style:family="table-column">
      <style:table-column-properties fo:break-before="auto" style:column-width="35.15mm"/>
    </style:style>
    <style:style style:name="co28" style:family="table-column">
      <style:table-column-properties fo:break-before="auto" style:column-width="23.78mm"/>
    </style:style>
    <style:style style:name="co29" style:family="table-column">
      <style:table-column-properties fo:break-before="auto" style:column-width="116.36mm"/>
    </style:style>
    <style:style style:name="co30" style:family="table-column">
      <style:table-column-properties fo:break-before="auto" style:column-width="139.79mm"/>
    </style:style>
    <style:style style:name="co31" style:family="table-column">
      <style:table-column-properties fo:break-before="auto" style:column-width="23.23mm"/>
    </style:style>
    <style:style style:name="co32" style:family="table-column">
      <style:table-column-properties fo:break-before="auto" style:column-width="97.03mm"/>
    </style:style>
    <style:style style:name="co33" style:family="table-column">
      <style:table-column-properties fo:break-before="auto" style:column-width="52.37mm"/>
    </style:style>
    <style:style style:name="co34" style:family="table-column">
      <style:table-column-properties fo:break-before="auto" style:column-width="143.05mm"/>
    </style:style>
    <style:style style:name="co35" style:family="table-column">
      <style:table-column-properties fo:break-before="auto" style:column-width="28.35mm"/>
    </style:style>
    <style:style style:name="co36" style:family="table-column">
      <style:table-column-properties fo:break-before="auto" style:column-width="105.22mm"/>
    </style:style>
    <style:style style:name="co37" style:family="table-column">
      <style:table-column-properties fo:break-before="auto" style:column-width="103.56mm"/>
    </style:style>
    <style:style style:name="co38" style:family="table-column">
      <style:table-column-properties fo:break-before="auto" style:column-width="101.65mm"/>
    </style:style>
    <style:style style:name="co39" style:family="table-column">
      <style:table-column-properties fo:break-before="auto" style:column-width="39.02mm"/>
    </style:style>
    <style:style style:name="co40" style:family="table-column">
      <style:table-column-properties fo:break-before="auto" style:column-width="75.79mm"/>
    </style:style>
    <style:style style:name="co41" style:family="table-column">
      <style:table-column-properties fo:break-before="auto" style:column-width="119.91mm"/>
    </style:style>
    <style:style style:name="co42" style:family="table-column">
      <style:table-column-properties fo:break-before="auto" style:column-width="83.41mm"/>
    </style:style>
    <style:style style:name="co43" style:family="table-column">
      <style:table-column-properties fo:break-before="auto" style:column-width="209.78mm"/>
    </style:style>
    <style:style style:name="co44" style:family="table-column">
      <style:table-column-properties fo:break-before="auto" style:column-width="39.44mm"/>
    </style:style>
    <style:style style:name="co45" style:family="table-column">
      <style:table-column-properties fo:break-before="auto" style:column-width="36.67mm"/>
    </style:style>
    <style:style style:name="co46" style:family="table-column">
      <style:table-column-properties fo:break-before="auto" style:column-width="71.08mm"/>
    </style:style>
    <style:style style:name="co47" style:family="table-column">
      <style:table-column-properties fo:break-before="auto" style:column-width="150.72mm"/>
    </style:style>
    <style:style style:name="co48" style:family="table-column">
      <style:table-column-properties fo:break-before="auto" style:column-width="28.91mm"/>
    </style:style>
    <style:style style:name="co49" style:family="table-column">
      <style:table-column-properties fo:break-before="auto" style:column-width="31.96mm"/>
    </style:style>
    <style:style style:name="co50" style:family="table-column">
      <style:table-column-properties fo:break-before="auto" style:column-width="105.2mm"/>
    </style:style>
    <style:style style:name="co51" style:family="table-column">
      <style:table-column-properties fo:break-before="auto" style:column-width="56.44mm"/>
    </style:style>
    <style:style style:name="co52" style:family="table-column">
      <style:table-column-properties fo:break-before="auto" style:column-width="163.21mm"/>
    </style:style>
    <style:style style:name="co53" style:family="table-column">
      <style:table-column-properties fo:break-before="auto" style:column-width="70.26mm"/>
    </style:style>
    <style:style style:name="co54" style:family="table-column">
      <style:table-column-properties fo:break-before="auto" style:column-width="102.45mm"/>
    </style:style>
    <style:style style:name="co55" style:family="table-column">
      <style:table-column-properties fo:break-before="auto" style:column-width="95.44mm"/>
    </style:style>
    <style:style style:name="co56" style:family="table-column">
      <style:table-column-properties fo:break-before="auto" style:column-width="226.48mm"/>
    </style:style>
    <style:style style:name="co57" style:family="table-column">
      <style:table-column-properties fo:break-before="auto" style:column-width="69.8mm"/>
    </style:style>
    <style:style style:name="co58" style:family="table-column">
      <style:table-column-properties fo:break-before="auto" style:column-width="100.58mm"/>
    </style:style>
    <style:style style:name="co59" style:family="table-column">
      <style:table-column-properties fo:break-before="auto" style:column-width="90.22mm"/>
    </style:style>
    <style:style style:name="co60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24.48mm" fo:break-before="auto" style:use-optimal-row-height="true"/>
    </style:style>
    <style:style style:name="ro8" style:family="table-row">
      <style:table-row-properties style:row-height="7.88mm" fo:break-before="auto" style:use-optimal-row-height="true"/>
    </style:style>
    <style:style style:name="ro9" style:family="table-row">
      <style:table-row-properties style:row-height="41.59mm" fo:break-before="auto" style:use-optimal-row-height="true"/>
    </style:style>
    <style:style style:name="ro10" style:family="table-row">
      <style:table-row-properties style:row-height="55.28mm" fo:break-before="auto" style:use-optimal-row-height="true"/>
    </style:style>
    <style:style style:name="ro11" style:family="table-row">
      <style:table-row-properties style:row-height="10.78mm" fo:break-before="auto" style:use-optimal-row-height="true"/>
    </style:style>
    <style:style style:name="ro12" style:family="table-row">
      <style:table-row-properties style:row-height="14.2mm" fo:break-before="auto" style:use-optimal-row-height="true"/>
    </style:style>
    <style:style style:name="ro13" style:family="table-row">
      <style:table-row-properties style:row-height="18.68mm" fo:break-before="auto" style:use-optimal-row-height="true"/>
    </style:style>
    <style:style style:name="ro14" style:family="table-row">
      <style:table-row-properties style:row-height="26.05mm" fo:break-before="auto" style:use-optimal-row-height="true"/>
    </style:style>
    <style:style style:name="ro15" style:family="table-row">
      <style:table-row-properties style:row-height="21.06mm" fo:break-before="auto" style:use-optimal-row-height="true"/>
    </style:style>
    <style:style style:name="ro16" style:family="table-row">
      <style:table-row-properties style:row-height="7.36mm" fo:break-before="auto" style:use-optimal-row-height="true"/>
    </style:style>
    <style:style style:name="ro17" style:family="table-row">
      <style:table-row-properties style:row-height="17.62mm" fo:break-before="auto" style:use-optimal-row-height="true"/>
    </style:style>
    <style:style style:name="ro18" style:family="table-row">
      <style:table-row-properties style:row-height="22.63mm" fo:break-before="auto" style:use-optimal-row-height="true"/>
    </style:style>
    <style:style style:name="ro19" style:family="table-row">
      <style:table-row-properties style:row-height="12.93mm" fo:break-before="auto" style:use-optimal-row-height="true"/>
    </style:style>
    <style:style style:name="ro20" style:family="table-row">
      <style:table-row-properties style:row-height="14.39mm" fo:break-before="auto" style:use-optimal-row-height="true"/>
    </style:style>
    <style:style style:name="ro21" style:family="table-row">
      <style:table-row-properties style:row-height="19.21mm" fo:break-before="auto" style:use-optimal-row-height="true"/>
    </style:style>
    <style:style style:name="ro22" style:family="table-row">
      <style:table-row-properties style:row-height="4.69mm" fo:break-before="auto" style:use-optimal-row-height="true"/>
    </style:style>
    <style:style style:name="ro23" style:family="table-row">
      <style:table-row-properties style:row-height="8.82mm" fo:break-before="auto" style:use-optimal-row-height="true"/>
    </style:style>
    <style:style style:name="ro24" style:family="table-row">
      <style:table-row-properties style:row-height="17.04mm" fo:break-before="auto" style:use-optimal-row-height="true"/>
    </style:style>
    <style:style style:name="ro25" style:family="table-row">
      <style:table-row-properties style:row-height="11.31mm" fo:break-before="auto" style:use-optimal-row-height="true"/>
    </style:style>
    <style:style style:name="ro26" style:family="table-row">
      <style:table-row-properties style:row-height="34.75mm" fo:break-before="auto" style:use-optimal-row-height="true"/>
    </style:style>
    <style:style style:name="ro27" style:family="table-row">
      <style:table-row-properties style:row-height="25.52mm" fo:break-before="auto" style:use-optimal-row-height="true"/>
    </style:style>
    <style:style style:name="ro28" style:family="table-row">
      <style:table-row-properties style:row-height="16.4mm" fo:break-before="auto" style:use-optimal-row-height="true"/>
    </style:style>
    <style:style style:name="ro29" style:family="table-row">
      <style:table-row-properties style:row-height="12.44mm" fo:break-before="auto" style:use-optimal-row-height="true"/>
    </style:style>
    <style:style style:name="ro30" style:family="table-row">
      <style:table-row-properties style:row-height="8.47mm" fo:break-before="auto" style:use-optimal-row-height="true"/>
    </style:style>
    <style:style style:name="ro31" style:family="table-row">
      <style:table-row-properties style:row-height="11.84mm" fo:break-before="auto" style:use-optimal-row-height="true"/>
    </style:style>
    <style:style style:name="ro32" style:family="table-row">
      <style:table-row-properties style:row-height="29.47mm" fo:break-before="auto" style:use-optimal-row-height="true"/>
    </style:style>
    <style:style style:name="ro33" style:family="table-row">
      <style:table-row-properties style:row-height="36.32mm" fo:break-before="auto" style:use-optimal-row-height="true"/>
    </style:style>
    <style:style style:name="ro34" style:family="table-row">
      <style:table-row-properties style:row-height="43.16mm" fo:break-before="auto" style:use-optimal-row-height="true"/>
    </style:style>
    <style:style style:name="ro35" style:family="table-row">
      <style:table-row-properties style:row-height="56.85mm" fo:break-before="auto" style:use-optimal-row-height="true"/>
    </style:style>
    <style:style style:name="ro36" style:family="table-row">
      <style:table-row-properties style:row-height="32.1mm" fo:break-before="auto" style:use-optimal-row-height="true"/>
    </style:style>
    <style:style style:name="ro37" style:family="table-row">
      <style:table-row-properties style:row-height="4.73mm" fo:break-before="auto" style:use-optimal-row-height="true"/>
    </style:style>
    <style:style style:name="ro38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style:vertical-align="top"/>
    </style:style>
    <style:style style:name="ce49" style:family="table-cell" style:parent-style-name="Default">
      <style:table-cell-properties fo:background-color="#ffcc99" style:vertical-align="top"/>
    </style:style>
    <style:style style:name="ce50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>
      <style:table-cell-properties fo:background-color="transparent" style:vertical-align="top"/>
    </style:style>
    <style:style style:name="ce52" style:family="table-cell" style:parent-style-name="Default">
      <style:table-cell-properties style:text-align-source="value-type" style:repeat-content="false" style:vertical-align="top"/>
    </style:style>
    <style:style style:name="ce53" style:family="table-cell" style:parent-style-name="Default">
      <style:table-cell-properties style:text-align-source="value-type" style:repeat-content="false" fo:background-color="transparent" style:vertical-align="top"/>
    </style:style>
    <style:style style:name="ce54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8" style:family="table-cell" style:parent-style-name="Default">
      <style:table-cell-properties fo:background-color="#fff200" style:text-align-source="value-type" style:repeat-content="false" style:vertical-align="top"/>
    </style:style>
    <style:style style:name="ce10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21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18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value-type" style:repeat-content="false" style:vertical-align="top"/>
      <style:paragraph-properties fo:margin-left="0m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22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26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9999ff" style:vertical-align="top"/>
    </style:style>
    <style:style style:name="ce35" style:family="table-cell" style:parent-style-name="Default">
      <style:table-cell-properties fo:background-color="#ff8000" style:vertical-align="top"/>
    </style:style>
    <style:style style:name="ce56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38" style:family="table-cell" style:parent-style-name="Default">
      <style:table-cell-properties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65" style:family="table-cell" style:parent-style-name="Default">
      <style:table-cell-properties fo:background-color="#ff3333" style:vertical-align="top"/>
    </style:style>
    <style:style style:name="ce39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style:vertical-align="top"/>
      <style:text-properties fo:color="#ff9900"/>
    </style:style>
    <style:style style:name="ce68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69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70" style:family="table-cell" style:parent-style-name="Default">
      <style:table-cell-properties style:vertical-align="top"/>
      <style:text-properties fo:color="#5983b0"/>
    </style:style>
    <style:style style:name="ce71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7" style:family="text">
      <style:text-properties fo:color="#008000" style:font-name-asian="DejaVu Sans Mono" style:font-name-complex="DejaVu Sans Mono" style:font-size-asian="8.5pt" style:font-size-complex="8.5pt"/>
    </style:style>
    <style:style style:name="T8" style:family="text">
      <style:text-properties style:font-name-asian="DejaVu Sans Mono" style:font-name-complex="DejaVu Sans Mono" style:font-size-asian="8.5pt" style:font-size-complex="8.5pt" fo:color="#000000"/>
    </style:style>
    <style:style style:name="T9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0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1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12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13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4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15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16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7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8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21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22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23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24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2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27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28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29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30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31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32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35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3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3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3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39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4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41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4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zxx" fo:country="none" style:language-asian="zxx" style:country-asian="none" style:language-complex="zxx" style:country-complex="none"/>
    </style:style>
    <style:style style:name="T4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8000"/>
    </style:style>
    <style:style style:name="T44" style:family="text">
      <style:text-properties style:font-name-asian="DejaVu Sans Mono" style:font-name-complex="DejaVu Sans Mono" style:font-size-asian="8.5pt" style:font-size-complex="8.5pt" fo:color="#008000"/>
    </style:style>
    <style:style style:name="T4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none" fo:country="none" style:language-asian="none" style:country-asian="none" style:language-complex="none" style:country-complex="none"/>
    </style:style>
    <style:style style:name="T4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4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4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language="zxx" fo:country="none" style:language-asian="zxx" style:country-asian="none" style:language-complex="zxx" style:country-complex="none"/>
    </style:style>
    <style:style style:name="T4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00"/>
    </style:style>
    <style:style style:name="T5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none" fo:country="none" style:language-asian="none" style:country-asian="none" style:language-complex="none" style:country-complex="none" style:font-weight-asian="bold" style:font-weight-complex="bold"/>
    </style:style>
    <style:style style:name="T5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 fo:font-weight="normal" style:font-weight-asian="normal" style:font-weight-complex="normal"/>
    </style:style>
    <style:style style:name="T5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font-weight="normal" style:font-weight-asian="normal" style:font-weight-complex="normal" fo:color="#008000"/>
    </style:style>
    <style:style style:name="T5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asian="normal" style:font-weight-complex="normal"/>
    </style:style>
    <style:style style:name="T5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8000"/>
    </style:style>
    <style:style style:name="T5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800080" fo:font-weight="bold" style:font-weight-asian="bold" style:font-weight-complex="bold"/>
    </style:style>
    <style:style style:name="T5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DejaVu Sans Mono" fo:font-size="8.5pt" style:font-name-asian="DejaVu Sans Mono" style:font-name-complex="DejaVu Sans Mono" style:font-size-asian="8.5pt" style:font-size-complex="8.5pt"/>
    </style:style>
    <style:style style:name="T57" style:family="text">
      <style:text-properties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fo:color="#008000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59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60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61" style:family="text">
      <style:text-properties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62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6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6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6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6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6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ff8c00" fo:font-weight="bold" style:font-weight-asian="bold" style:font-weight-complex="bold"/>
    </style:style>
    <style:style style:name="T68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69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0" style:family="text">
      <style:text-properties fo:color="#80008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7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008000"/>
    </style:style>
    <style:style style:name="T7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0000ff" fo:language="zxx" fo:country="none" style:language-asian="zxx" style:country-asian="none" style:language-complex="zxx" style:country-complex="none"/>
    </style:style>
    <style:style style:name="T7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800080" fo:language="none" fo:country="none" style:language-asian="none" style:country-asian="none" style:language-complex="none" style:country-complex="none"/>
    </style:style>
    <style:style style:name="T7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ff" fo:font-weight="bold" style:font-weight-asian="bold" style:font-weight-complex="bold"/>
    </style:style>
    <style:style style:name="T76" style:family="text">
      <style:text-properties fo:color="#008000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7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7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7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8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8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style:font-name="Arial" fo:font-size="10pt" style:font-name-asian="Andale Sans UI" style:font-name-complex="Tahoma" style:font-size-asian="10pt" style:font-size-complex="10pt"/>
    </style:style>
    <style:style style:name="T82" style:family="text">
      <style:text-properties fo:color="#00a933" fo:font-weight="bold" style:font-weight-asian="bold" style:font-weight-complex="bold"/>
    </style:style>
    <style:style style:name="T8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8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85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8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8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88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9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9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92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93" style:family="text">
      <style:text-properties style:font-name-asian="Consolas" style:font-name-complex="Consolas" style:font-size-asian="9.5pt" style:font-size-complex="9.5pt"/>
    </style:style>
    <style:style style:name="T94" style:family="text">
      <style:text-properties style:text-position="super 58%"/>
    </style:style>
    <style:style style:name="T95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0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and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0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ToDo</text:p>
          </table:table-cell>
          <table:table-cell table:style-name="ce49" table:number-columns-repeated="2"/>
          <table:table-cell table:style-name="ce49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ToDo</text:p>
          </table:table-cell>
          <table:table-cell table:style-name="ce49"/>
          <table:table-cell table:style-name="ce49" office:value-type="string" calcext:value-type="string">
            <text:p>Suspend/Resume</text:p>
          </table:table-cell>
          <table:table-cell table:style-name="ce49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49" table:number-columns-repeated="2"/>
          <table:table-cell table:style-name="ce49" office:value-type="string" calcext:value-type="string">
            <text:p>of internal COM</text:p>
          </table:table-cell>
          <table:table-cell table:style-name="ce49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49" table:number-columns-repeated="3"/>
          <table:table-cell table:style-name="ce49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49" table:number-columns-repeated="3"/>
          <table:table-cell table:style-name="ce49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49" table:number-columns-repeated="3"/>
          <table:table-cell table:style-name="ce49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51" office:value-type="string" calcext:value-type="string">
            <text:p>Sending possible again, successfully receiving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51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51" office:value-type="string" calcext:value-type="string">
            <text:p>Sending not possible, terminal gets closed, is waiting for reconnect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defaulted to first available 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switched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 table:number-rows-repeated="65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7" table:number-columns-repeated="1018" table:default-cell-style-name="ce52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54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a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a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53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com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Close All Terminals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at least 25000/s</text:p>
            <text:p>Line rate must be at least 5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Limited Broadcast</text:p>
          </table:table-cell>
          <table:table-cell table:style-name="ce53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">YAT DevelopmentComputer is </text:span>192.168.188.255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53" office:value-type="string" calcext:value-type="string">
            <text:p>Create two terminals using UDP/IP PairSocket</text:p>
            <text:p><text:span text:style-name="T1"> &gt; 1st terminal remote host = 192.168.188.255</text:span></text:p>
            <text:p> &gt; 1st terminal ports = 10000 / 10001</text:p>
            <text:p><text:span text:style-name="T1"> &gt; 1st terminal interface = network interface</text:span></text:p>
            <text:p><text:span text:style-name="T1"> &gt; 2nd terminal remote host = 192.168.188.255</text:span></text:p>
            <text:p> &gt; 2nd terminal ports = 10001 / 10000</text:p>
            <text:p><text:span text:style-name="T1"> &gt; 2nd terminal interface = network interface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3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3" office:value-type="string" calcext:value-type="string">
            <text:p>Create a terminal using UDP/IP Client</text:p>
            <text:p><text:span text:style-name="T1"> &gt; Remote host = 192.168.188.255</text:span>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88.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88.33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53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Port] = Yes</text:p>
          </table:table-cell>
          <table:table-cell office:value-type="string" calcext:value-type="string">
            <text:p>Correct end points ar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8" office:value-type="string" calcext:value-type="string">
            <text:p>Interface Selection</text:p>
          </table:table-cell>
          <table:table-cell table:number-columns-repeated="3"/>
          <table:table-cell table:style-name="ce8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table:table-column table:style-name="co8" table:default-cell-style-name="ce48"/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5" table:default-cell-style-name="ce48"/>
        <table:table-column table:style-name="co17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</table:table-cell>
          <table:table-cell office:value-type="string" calcext:value-type="string">
            <text:p/>
            <text:p/>
            <text:p>Hide XOn/XOff must be enabled by defa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vice Selection</text:p>
          </table:table-cell>
          <table:table-cell table:style-name="ce52" table:number-columns-repeated="3"/>
          <table:table-cell table:style-name="ce8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65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Domain.Terminal" table:style-name="ta1" table:print="false">
        <office:forms form:automatic-focus="false" form:apply-design-mode="false"/>
        <table:table-column table:style-name="co8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21" table:default-cell-style-name="ce52"/>
        <table:table-column table:style-name="co6" table:default-cell-style-name="ce52"/>
        <table:table-column table:style-name="co7" table:number-columns-repeated="1018" table:default-cell-style-name="ce52"/>
        <table:table-row table:style-name="ro1">
          <table:table-cell table:number-columns-repeated="3"/>
          <table:table-cell office:value-type="string" calcext:value-type="string">
            <text:p><text:s/>&gt; Combined A = ABCD&lt;BEL&gt;&lt;BS&gt;&lt;TAB&gt;XYZ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ccept]</text:p>
          </table:table-cell>
          <table:table-cell/>
          <table:table-cell office:value-type="string" calcext:value-type="string">
            <text:p>Keep dialog open for restoring settings further below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on each terminal)</text:p>
            <text:p><text:span text:style-name="T3">(&lt;TS&gt;)</text:span><text:span text:style-name="T4"> </text:span><text:span text:style-name="T5">ABC</text:span><text:span text:style-name="T6">&lt;BEL&gt;</text:span><text:span text:style-name="T5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11">&lt;BEL&gt;</text:span><text:span text:style-name="T12"> </text:span><text:span text:style-name="T9">58h</text:span><text:span text:style-name="T10"> </text:span><text:span text:style-name="T9">59h</text:span><text:span text:style-name="T10"> </text:span><text:span text:style-name="T9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A</text:span><text:span text:style-name="T10"> </text:span><text:span text:style-name="T9">B</text:span><text:span text:style-name="T10"> </text:span><text:span text:style-name="T9">C</text:span><text:span text:style-name="T10"> </text:span><text:span text:style-name="T11">&lt;BEL&gt;</text:span><text:span text:style-name="T12"> </text:span><text:span text:style-name="T9">X</text:span><text:span text:style-name="T10"> </text:span><text:span text:style-name="T9">Y</text:span><text:span text:style-name="T10"> </text:span><text:span text:style-name="T9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ABC</text:span><text:span text:style-name="T13">&lt;BEL&gt;</text:span><text:span text:style-name="T9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on each terminal)</text:p>
            <text:p><text:span text:style-name="T14">(&lt;TS&gt;)</text:span><text:span text:style-name="T15"> </text:span><text:span text:style-name="T16">ABCD</text:span><text:span text:style-name="T17">&lt;BEL&gt;</text:span><text:span text:style-name="T16">XYZ</text:span></text:p>
          </table:table-cell>
          <table:table-cell office:value-type="string" calcext:value-type="string">
            <text:p><text:span text:style-name="T1">Windows doesn't beep that quickly after each other</text:span></text:p>
            <text:p>&lt;BS&gt; must remove &lt;TAB&gt;, neither &lt;BEL&gt; nor D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11">&lt;BEL&gt;</text:span><text:span text:style-name="T12"> </text:span><text:span text:style-name="T9">58h</text:span><text:span text:style-name="T10"> </text:span><text:span text:style-name="T9">59h</text:span><text:span text:style-name="T10"> </text:span><text:span text:style-name="T9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A</text:span><text:span text:style-name="T10"> </text:span><text:span text:style-name="T9">B</text:span><text:span text:style-name="T10"> </text:span><text:span text:style-name="T9">C</text:span><text:span text:style-name="T10"> </text:span><text:span text:style-name="T9">D</text:span><text:span text:style-name="T10"> </text:span><text:span text:style-name="T11">&lt;BEL&gt;</text:span><text:span text:style-name="T12"> </text:span><text:span text:style-name="T9">X</text:span><text:span text:style-name="T10"> </text:span><text:span text:style-name="T9">Y</text:span><text:span text:style-name="T10"> </text:span><text:span text:style-name="T9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ABCD</text:span><text:span text:style-name="T13">&lt;BEL&gt;</text:span><text:span text:style-name="T9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ABCDEF</text:span>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54" office:value-type="string" calcext:value-type="string">
            <text:p><text:span text:style-name="T18">(&lt;TS&gt;)</text:span><text:span text:style-name="T19"> </text:span><text:span text:style-name="T20">ABCDE</text:span></text:p>
            <text:p><text:span text:style-name="T18">(&lt;TS&gt;)</text:span><text:span text:style-name="T19"> </text:span><text:span text:style-name="T20">ABCD</text:span></text:p>
            <text:p><text:span text:style-name="T18">(&lt;TS&gt;)</text:span><text:span text:style-name="T19"> </text:span><text:span text:style-name="T20">ABC</text:span></text:p>
            <text:p><text:span text:style-name="T18">(&lt;TS&gt;)</text:span><text:span text:style-name="T19"> </text:span><text:span text:style-name="T20">AB</text:span></text:p>
            <text:p><text:span text:style-name="T18">(&lt;TS&gt;)</text:span><text:span text:style-name="T19"> </text:span><text:span text:style-name="T20">A</text:span></text:p>
            <text:p><text:span text:style-name="T18">(&lt;TS&gt;)</text:span><text:span text:style-name="T19"> </text:span></text:p>
            <text:p><text:span text:style-name="T18">(&lt;TS&gt;)</text:span><text:span text:style-name="T19"> </text:span></text:p>
          </table:table-cell>
          <table:table-cell office:value-type="string" calcext:value-type="string">
            <text:p/>
            <text:p/>
            <text:p/>
            <text:p/>
            <text:p>Even now, time stamp must not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ABCDEF</text:span></text:p>
          </table:table-cell>
          <table:table-cell office:value-type="string" calcext:value-type="string">
            <text:p>Still same time stamp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54" office:value-type="string" calcext:value-type="string">
            <text:p><text:span text:style-name="T18">(&lt;TS&gt;)</text:span><text:span text:style-name="T19"> </text:span><text:span text:style-name="T20">ABCDE</text:span></text:p>
            <text:p><text:span text:style-name="T18">(&lt;TS&gt;)</text:span><text:span text:style-name="T19"> </text:span><text:span text:style-name="T20">ABCD</text:span></text:p>
            <text:p><text:span text:style-name="T18">(&lt;TS&gt;)</text:span><text:span text:style-name="T19"> </text:span><text:span text:style-name="T20">ABC</text:span></text:p>
            <text:p><text:span text:style-name="T18">(&lt;TS&gt;)</text:span><text:span text:style-name="T19"> </text:span><text:span text:style-name="T20">AB</text:span></text:p>
            <text:p><text:span text:style-name="T18">(&lt;TS&gt;)</text:span><text:span text:style-name="T19"> </text:span><text:span text:style-name="T20">A</text:span></text:p>
            <text:p><text:span text:style-name="T18">(&lt;TS&gt;)</text:span><text:span text:style-name="T19"> </text:span></text:p>
            <text:p><text:span text:style-name="T18">(&lt;TS&gt;)</text:span><text:span text:style-name="T19"> 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... &gt; ASCII &gt; Also replace x 2]</text:p>
            <text:p>Confim</text:p>
          </table:table-cell>
          <table:table-cell table:style-name="ce18" office:value-type="string" calcext:value-type="string">
            <text:p><text:span text:style-name="T14">(&lt;TS&gt;)</text:span><text:span text:style-name="T15"> </text:span><text:span text:style-name="T16">ABCDEF</text:span><text:span text:style-name="T17">&lt;BS&gt;&lt;BS&gt;&lt;BS&gt;&lt;BS&gt;&lt;BS&gt;&lt;BS&gt;&lt;BS&gt;&lt;BS&gt;</text:span><text:span text:style-name="T16">ABCDEF</text:span><text:span text:style-name="T17">&lt;BS&gt;&lt;BS&gt;&lt;BS&gt;&lt;BS&gt;&lt;BS&gt;&lt;BS&gt;&lt;BS&gt;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<text:span text:style-name="T1">In receiving terminal, disable [Settings... &gt; Advanced... &gt; ASCII &gt; Also r</text:span>eplace x 2]</text:p>
            <text:p>Confim</text:p>
          </table:table-cell>
          <table:table-cell table:style-name="ce18" office:value-type="string" calcext:value-type="string">
            <text:p><text:span text:style-name="T14">(&lt;TS&gt;)</text:span><text:span text:style-name="T15"> 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Show Length (Char Count)</text:p>
          </table:table-cell>
          <table:table-cell table:style-name="ce18"/>
          <table:table-cell table:number-columns-repeated="1019"/>
        </table:table-row>
        <table:table-row table:style-name="ro1">
          <table:table-cell table:number-columns-repeated="4"/>
          <table:table-cell table:style-name="ce18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Send A&lt;CR&gt; [Ctrl+Enter]</text:p>
          </table:table-cell>
          <table:table-cell table:style-name="ce13" office:value-type="string" calcext:value-type="string">
            <text:p><text:span text:style-name="T14">(&lt;TS&gt;)</text:span><text:span text:style-name="T15"> </text:span><text:span text:style-name="T16">A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B&lt;LF&gt;C [Ctrl+Enter]</text:p>
          </table:table-cell>
          <table:table-cell table:style-name="ce1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empty [Enter] (EOL)</text:p>
          </table:table-cell>
          <table:table-cell table:style-name="ce1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18" office:value-type="string" calcext:value-type="string">
            <text:p><text:span text:style-name="T14">(&lt;TS&gt;)</text:span><text:span text:style-name="T15"> </text:span><text:span text:style-name="T16">A</text:span><text:span text:style-name="T21"> </text:span><text:span text:style-name="T23">&lt;CR&gt;</text:span><text:span text:style-name="T24"> </text:span><text:span text:style-name="T16">B</text:span><text:span text:style-name="T21"> </text:span><text:span text:style-name="T23">&lt;LF&gt;</text:span><text:span text:style-name="T24"> </text:span><text:span text:style-name="T16">C</text:span><text:span text:style-name="T21"> </text:span><text:span text:style-name="T22">(5)</text:span></text:p>
            <text:p><text:span text:style-name="T25">Separators !!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18" office:value-type="string" calcext:value-type="string">
            <text:p><text:span text:style-name="T14">(&lt;TS&gt;)</text:span><text:span text:style-name="T15"> </text:span><text:span text:style-name="T16">41h</text:span><text:span text:style-name="T21"> </text:span><text:span text:style-name="T23">&lt;CR&gt;</text:span><text:span text:style-name="T24"> </text:span><text:span text:style-name="T16">42h</text:span><text:span text:style-name="T21"> </text:span><text:span text:style-name="T23">&lt;LF&gt;</text:span><text:span text:style-name="T24"> </text:span><text:span text:style-name="T16">43h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1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EOL</text:p>
          </table:table-cell>
          <table:table-cell table:style-name="ce1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17">&lt;CR&gt;&lt;LF&gt;</text:span><text:span text:style-name="T24"> </text:span><text:span text:style-name="T22">(7)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] = 4 chars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9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&lt;8 lines...&gt; [A] [AB] ...</text:p>
          </table:table-cell>
          <table:table-cell office:value-type="string" calcext:value-type="string">
            <text:p><text:span text:style-name="T26">A</text:span></text:p>
            <text:p><text:span text:style-name="T26">AB</text:span></text:p>
            <text:p><text:span text:style-name="T26">ABC</text:span></text:p>
            <text:p><text:span text:style-name="T26">ABCD</text:span></text:p>
            <text:p><text:span text:style-name="T26">ABCD</text:span></text:p>
            <text:p><text:span text:style-name="T26">E</text:span></text:p>
            <text:p><text:span text:style-name="T26">ABCD</text:span></text:p>
            <text:p><text:span text:style-name="T26">EF</text:span></text:p>
            <text:p><text:span text:style-name="T26">ABCD</text:span></text:p>
            <text:p><text:span text:style-name="T26">EFG</text:span></text:p>
            <text:p><text:span text:style-name="T26">ABCD</text:span></text:p>
            <text:p><text:span text:style-name="T26">EFGH</text:span>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office:value-type="string" calcext:value-type="string">
            <text:p><text:span text:style-name="T26">A</text:span><text:span text:style-name="T21"> </text:span><text:span text:style-name="T22">(1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1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ABCD</text:span><text:span text:style-name="T21"> </text:span><text:span text:style-name="T22">(4)</text:span></text:p>
            <text:p><text:span text:style-name="T26">E</text:span><text:span text:style-name="T21"> </text:span><text:span text:style-name="T22">(1)</text:span></text:p>
            <text:p><text:span text:style-name="T26">ABCD</text:span><text:span text:style-name="T21"> </text:span><text:span text:style-name="T22">(4)</text:span></text:p>
            <text:p><text:span text:style-name="T26">EF</text:span><text:span text:style-name="T21"> </text:span><text:span text:style-name="T22">(2)</text:span></text:p>
            <text:p><text:span text:style-name="T26">ABCD</text:span><text:span text:style-name="T21"> </text:span><text:span text:style-name="T22">(4)</text:span></text:p>
            <text:p><text:span text:style-name="T26">EFG</text:span><text:span text:style-name="T21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EFGH</text:span><text:span text:style-name="T21"> </text:span><text:span text:style-name="T22">(4)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7">&lt;CR&gt;&lt;LF&gt;</text:span><text:span text:style-name="T24"> </text:span><text:span text:style-name="T22">(4)</text:span></text:p>
            <text:p><text:span text:style-name="T26">ABC</text:span><text:span text:style-name="T27">&lt;CR&gt;</text:span><text:span text:style-name="T24"> </text:span><text:span text:style-name="T22">(4)</text:span></text:p>
            <text:p><text:span text:style-name="T28">&lt;LF&gt;</text:span><text:span text:style-name="T29"> </text:span><text:span text:style-name="T30">(1)</text:span></text:p>
            <text:p><text:span text:style-name="T26">ABCD</text:span><text:span text:style-name="T21"> </text:span><text:span text:style-name="T22">(4)</text:span></text:p>
            <text:p><text:span text:style-name="T28">&lt;CR&gt;&lt;LF&gt;</text:span><text:span text:style-name="T29"> </text:span><text:span text:style-name="T30">(2)</text:span></text:p>
            <text:p><text:span text:style-name="T26">ABCD</text:span><text:span text:style-name="T21"> </text:span><text:span text:style-name="T22">(4)</text:span></text:p>
            <text:p><text:span text:style-name="T26">E</text:span><text:span text:style-name="T27">&lt;CR&gt;&lt;LF&gt;</text:span><text:span text:style-name="T24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EF</text:span><text:span text:style-name="T27">&lt;CR&gt;&lt;LF&gt;</text:span><text:span text:style-name="T24"> </text:span><text:span text:style-name="T22">(4)</text:span></text:p>
            <text:p><text:span text:style-name="T26">ABCD</text:span><text:span text:style-name="T21"> </text:span><text:span text:style-name="T22">(4)</text:span></text:p>
            <text:p><text:span text:style-name="T26">EFG</text:span><text:span text:style-name="T27">&lt;CR&gt;</text:span><text:span text:style-name="T24"> </text:span><text:span text:style-name="T22">(4)</text:span></text:p>
            <text:p><text:span text:style-name="T28">&lt;LF&gt;</text:span><text:span text:style-name="T29"> </text:span><text:span text:style-name="T30">(1)</text:span></text:p>
            <text:p><text:span text:style-name="T26">ABCD</text:span><text:span text:style-name="T21"> </text:span><text:span text:style-name="T22">(4)</text:span></text:p>
            <text:p><text:span text:style-name="T26">EFGH</text:span><text:span text:style-name="T21"> </text:span><text:span text:style-name="T22">(4)</text:span></text:p>
            <text:p><text:span text:style-name="T28">&lt;CR&gt;&lt;LF&gt;</text:span><text:span text:style-name="T29"> </text:span><text:span text:style-name="T30">(2)</text:span></text:p>
          </table:table-cell>
          <table:table-cell office:value-type="string" calcext:value-type="string">
            <text:p/>
            <text:p/>
            <text:p>Empty lines with EOL chars only must be shown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]</text:span></text:p>
            <text:p>In receiving terminal, enable [Settings... &gt; Text... &gt; Break lines on every chunk]</text:p>
            <text:p>Confirm</text:p>
          </table:table-cell>
          <table:table-cell office:value-type="string" calcext:value-type="string">
            <text:p>Arbitrary more or less complete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Text... &gt; Break lines on every chunk</text:span>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 timeout of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14" office:value-type="string" calcext:value-type="string">
            <text:p>A</text:p>
            <text:p>AB</text:p>
            <text:p>ABC</text:p>
          </table:table-cell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14" office:value-type="string" calcext:value-type="string">
            <text:p><text:span text:style-name="T26">A</text:span><text:span text:style-name="T21"> </text:span><text:span text:style-name="T22">(1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1"> </text:span><text:span text:style-name="T22">(3)</text:span>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14"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7">&lt;CR&gt;&lt;LF&gt;</text:span><text:span text:style-name="T24"> </text:span><text:span text:style-name="T22">(5)</text:span>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14"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7">&lt;CR&gt;&lt;LF&gt;</text:span><text:span text:style-name="T24"> </text:span><text:span text:style-name="T22">(5)</text:span></text:p>
            <text:p><text:span text:style-name="T26">ABCD</text:span><text:span text:style-name="T21"> </text:span><text:span text:style-name="T22">(4)</text:span></text:p>
          </table:table-cell>
          <table:table-cell office:value-type="string" calcext:value-type="string">
            <text:p/>
            <text:p/>
            <text:p><text:span text:style-name="T3">(4) </text:span>has to be appended after timeout of 500 m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4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In sending terminal, send:</text:p>
            <text:p>A&lt;CR&gt;\!(Delay(1000))B</text:p>
          </table:table-cell>
          <table:table-cell table:style-name="ce14" office:value-type="string" calcext:value-type="string">
            <text:p><text:span text:style-name="T26">A</text:span><text:span text:style-name="T21"> </text:span><text:span text:style-name="T22">(1)</text:span></text:p>
            <text:p><text:span text:style-name="T28">&lt;CR&gt;</text:span><text:span text:style-name="T31">B</text:span><text:span text:style-name="T21"> </text:span><text:span text:style-name="T22">(2)</text:span></text:p>
          </table:table-cell>
          <table:table-cell office:value-type="string" calcext:value-type="string">
            <text:p><text:span text:style-name="T70">&lt;CR&gt;</text:span> can only be determined as non-EOL on next character,</text:p>
            <text:p>thus it is prepended to the next line. Not perfect, but good enough.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3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... &gt; Break lines after timeout o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, except [Show EO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14" office:value-type="string" calcext:value-type="string">
            <text:p><text:span text:style-name="T32">@</text:span><text:span text:style-name="T33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14" office:value-type="string" calcext:value-type="string">
            <text:p><text:span text:style-name="T32">@</text:span><text:span text:style-name="T33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15" office:value-type="string" calcext:value-type="string">
            <text:p>&lt;EOT&gt;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15" office:value-type="string" calcext:value-type="string">
            <text:p>&lt;CR&gt;&lt;LF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16" office:value-type="string" calcext:value-type="string">
            <text:p><text:span text:style-name="T26">\h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16" office:value-type="string" calcext:value-type="string">
            <text:p><text:span text:style-name="T26">\h(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17" office:value-type="string" calcext:value-type="string">
            <text:p><text:span text:style-name="T26">\h(4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17" office:value-type="string" calcext:value-type="string">
            <text:p><text:span text:style-name="T26">\h(40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17" office:value-type="string" calcext:value-type="string">
            <text:p><text:span text:style-name="T26">\h(40)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4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Enable [Use Explicit Default Radix]</text:p>
          </table:table-cell>
          <table:table-cell table:style-name="ce14"/>
          <table:table-cell table:number-columns-repeated="1019"/>
        </table:table-row>
        <table:table-row table:style-name="ro3">
          <table:table-cell table:number-columns-repeated="3"/>
          <table:table-cell table:style-name="ce10" office:value-type="string" calcext:value-type="string">
            <text:p>In sending terminal, enable [Escapes on [SendText]] again</text:p>
          </table:table-cell>
          <table:table-cell table:style-name="ce14"/>
          <table:table-cell office:value-type="string" calcext:value-type="string">
            <text:p><text:span text:style-name="T1">Sending "\h" which was fine without escapes will now lead to an error (bug #469).</text:span></text:p>
            <text:p>Either, clear text, or, escapes have to be disabled first and then fix text.</text:p>
            <text:p><text:span text:style-name="T1">Changing the text to e.g. valid "\h(40)" will still result in an error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0" office:value-type="string" calcext:value-type="string">
            <text:p>Repeat the above sequence</text:p>
          </table:table-cell>
          <table:table-cell table:style-name="ce14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In sending terminal, change default radix to [Hex]</text:p>
          </table:table-cell>
          <table:table-cell table:style-name="ce14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Repeat the above sequence</text:p>
          </table:table-cell>
          <table:table-cell table:style-name="ce14"/>
          <table:table-cell table:number-columns-repeated="1019"/>
        </table:table-row>
        <table:table-row table:style-name="ro1">
          <table:table-cell table:number-columns-repeated="3"/>
          <table:table-cell table:style-name="ce10"/>
          <table:table-cell table:style-name="ce14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(Time Stamp + Direction + Length) + Show Counts</text:p>
            <text:p><text:span text:style-name="T1">  B: Hide 0x00 + Show (Time Stamp + Direction + </text:span>Length) + Show Count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18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5">A</text:span><text:span text:style-name="T21"> </text:span><text:span text:style-name="T22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</table:table-cell>
          <table:table-cell table:style-name="ce18"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19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 </text:span><text:span text:style-name="T39">&lt;NUL&gt;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style-name="ce21"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No empty line for hidden 0x00 !!</text:p>
            <text:p>Time stamp gets updated !!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8">  </text:span><text:span text:style-name="T44">(0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Intended empty line B &gt; A must be shown !!</text:p>
            <text:p>Resulting empty line A &gt; B must also be shown !!</text:p>
            <text:p><text:span text:style-name="T1">...because there is no empty line for hidden 0x00 yet.</text:span>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2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16">OK</text:span><text:span text:style-name="T21"> </text:span><text:span text:style-name="T22">(2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19" office:value-type="string" calcext:value-type="string">
            <text:p><text:span text:style-name="T3">(&lt;TS&gt;)</text:span><text:span text:style-name="T4"> </text:span><text:span text:style-name="T34">(&lt;&lt;) </text:span><text:span text:style-name="T39">&lt;NUL&gt;</text:span></text:p>
          </table:table-cell>
          <table:table-cell table:style-name="ce2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22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  <text:p><text:span text:style-name="T1">\0x00 [Ctrl+Enter]</text:span>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/text:p>
          </table:table-cell>
          <table:table-cell table:style-name="ce22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22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8">  </text:span><text:span text:style-name="T44">(0)</text:span></text:p>
          </table:table-cell>
          <table:table-cell table:style-name="ce22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gt;&g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2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16">OK</text:span><text:span text:style-name="T21"> </text:span><text:span text:style-name="T22">(2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&lt;BS&gt; [Ctrl+Enter]</text:p>
          </table:table-cell>
          <table:table-cell table:style-name="ce19" office:value-type="string" calcext:value-type="string">
            <text:p><text:span text:style-name="T3">(&lt;TS&gt;)</text:span><text:span text:style-name="T4"> </text:span><text:span text:style-name="T34">(&lt;&lt;) </text:span></text:p>
          </table:table-cell>
          <table:table-cell table:style-name="ce2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22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5">  </text:span><text:span text:style-name="T46">(0)</text:span></text:p>
          </table:table-cell>
          <table:table-cell table:style-name="ce22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20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OK</text:span><text:span text:style-name="T51"> </text:span><text:span text:style-name="T52">(2)</text:span></text:p>
          </table:table-cell>
          <table:table-cell table:style-name="ce22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19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2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22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8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&lt;BS&gt;[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25">A on already completed line cannot be removed.</text:span></text:p>
            <text:p><text:span text:style-name="T25">This fact/limitation is more than good enough.</text:span></text:p>
            <text:p><text:span text:style-name="T25">Note that unidir Tx/Rx monitor removes A.</text:span></text:p>
          </table:table-cell>
          <table:table-cell table:style-name="ce22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25">A on already completed line cannot be removed.</text:span></text:p>
            <text:p><text:span text:style-name="T25">This fact/limitation is more than good enough.</text:span></text:p>
            <text:p><text:span text:style-name="T25">Note that unidir Tx/Rx monitor removes A.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OK</text:span><text:span text:style-name="T51"> </text:span><text:span text:style-name="T52">(2)</text:span></text:p>
          </table:table-cell>
          <table:table-cell table:style-name="ce22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9">
          <table:table-cell/>
          <table:table-cell office:value-type="string" calcext:value-type="string">
            <text:p>No DirLine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 B, show unidir Tx/Rx panels</text:span></text:p>
            <text:p>In receiving terminal B, disable [Settings... &gt; Advanced &gt; ...when direction changes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19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2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Ctrl+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/text:p>
          </table:table-cell>
          <table:table-cell table:style-name="ce22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/text:p>
            <text:p><text:span text:style-name="T25">Direction must be replaced !!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22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text:span text:style-name="T74">A</text:span></text:p>
          </table:table-cell>
          <table:table-cell table:number-columns-repeated="1018"/>
        </table:table-row>
        <table:table-row table:style-name="ro20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</table:table-cell>
          <table:table-cell table:style-name="ce22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text:span text:style-name="T74">A</text:span><text:span text:style-name="T73">B</text:span><text:span text:style-name="T53"> </text:span><text:span text:style-name="T54">(4)</text:span></text:p>
          </table:table-cell>
          <table:table-cell table:number-columns-repeated="1018"/>
        </table:table-row>
        <table:table-row table:style-name="ro21">
          <table:table-cell table:number-columns-repeated="5"/>
          <table:table-cell office:value-type="string" calcext:value-type="string">
            <text:p>Unidir Tx/Rx panels must show...</text:p>
            <text:p><text:span text:style-name="T3">(&lt;TS&gt;</text:span><text:span text:style-name="T41">)</text:span><text:span text:style-name="T47"> </text:span><text:span text:style-name="T48">(&lt;&lt;)</text:span><text:span text:style-name="T49"> </text:span><text:span text:style-name="T75">BB</text:span><text:span text:style-name="T53"> </text:span><text:span text:style-name="T54">(2)</text:span></text:p>
            <text:p>...and: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A</text:span></text:p>
            <text:p><text:span text:style-name="T25">Rx has not received EOL yet !!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opback</text:p>
          </table:table-cell>
          <table:table-cell office:value-type="string" calcext:value-type="string">
            <text:p>Create and start a terminal on serial COM loopback port at 115200 baud.</text:p>
          </table:table-cell>
          <table:table-cell table:number-columns-repeated="1020"/>
        </table:table-row>
        <table:table-row table:style-name="ro22">
          <table:table-cell table:number-columns-repeated="3"/>
          <table:table-cell office:value-type="string" calcext:value-type="string">
            <text:p><text:span text:style-name="T1">Disable [Settings... &gt; Advanced &gt; ...when direction changes</text:span>]</text:p>
          </table:table-cell>
          <table:table-cell table:number-columns-repeated="1020"/>
        </table:table-row>
        <table:table-row table:style-name="ro23">
          <table:table-cell table:number-columns-repeated="3"/>
          <table:table-cell office:value-type="string" calcext:value-type="string">
            <text:p>Enable [Show Direction]</text:p>
            <text:p>Enable [Show EOL]</text:p>
          </table:table-cell>
          <table:table-cell table:number-columns-repeated="1020"/>
        </table:table-row>
        <table:table-row table:style-name="ro24">
          <table:table-cell table:number-columns-repeated="3"/>
          <table:table-cell office:value-type="string" calcext:value-type="string">
            <text:p>Send:</text:p>
            <text:p>ABCDEFGHIJKLMNOPQRSTUVWXYZ\!(LineRepeat(100)</text:p>
          </table:table-cell>
          <table:table-cell office:value-type="string" calcext:value-type="string">
            <text:p>2800 bytes / 100 lines sent</text:p>
            <text:p>2800 bytes / 100 lines received</text:p>
            <text:p><text:span text:style-name="T1">Bidir lines are indicated by </text:span><text:span text:style-name="T56">(&lt;&gt;)</text:span></text:p>
            <text:p>No duplicated or missing parts, i.e. always A-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Binary Terminal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<text:span text:style-name="T2">binary</text:span> AutoSockets interconnected to each other:</text:p>
            <text:p><text:span text:style-name="T1">  A: Defaults + Show (Time Stamp + Direction + Length) + Show Counts</text:span></text:p>
            <text:p><text:span text:style-name="T1">  B: Hide 0x00 + Show (Time Stamp + Direction + Length) + Show Counts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BCDEF</text:p>
          </table:table-cell>
          <table:table-cell table:style-name="ce22" office:value-type="string" calcext:value-type="string">
            <text:p><text:span text:style-name="T57">(&lt;TS&gt;</text:span><text:span text:style-name="T58">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</text:span><text:span text:style-name="T61">44h</text:span><text:span text:style-name="T10"> </text:span><text:span text:style-name="T61">45h</text:span><text:span text:style-name="T10"> </text:span><text:span text:style-name="T61">46h</text:span><text:span text:style-name="T10"> </text:span><text:span text:style-name="T62">(6)</text:span></text:p>
          </table:table-cell>
          <table:table-cell table:style-name="ce22" office:value-type="string" calcext:value-type="string"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62">(6)</text:span></text:p>
          </table:table-cell>
          <table:table-cell table:number-columns-repeated="1018"/>
        </table:table-row>
        <table:table-row table:style-name="ro25">
          <table:table-cell table:number-columns-repeated="3"/>
          <table:table-cell office:value-type="string" calcext:value-type="string">
            <text:p>In sending terminal, send:</text:p>
            <text:p>&lt;8 lines...&gt; [A] [AB] ...</text:p>
          </table:table-cell>
          <table:table-cell table:style-name="ce22" office:value-type="string" calcext:value-type="string">
            <text:p><text:span text:style-name="T7">(&lt;TS&gt;)</text:span><text:span text:style-name="T8"> </text:span><text:span text:style-name="T44">(&lt;&lt;)</text:span><text:span text:style-name="T8"> </text:span><text:span text:style-name="T61">41h</text:span><text:span text:style-name="T10"> </text:span><text:span text:style-name="T62">(1)</text:span></text:p>
            <text:p><text:span text:style-name="T57">(&lt;TS&gt;</text:span><text:span text:style-name="T58">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... </text:span><text:span text:style-name="T62">(35)</text:span></text:p>
          </table:table-cell>
          <table:table-cell table:style-name="ce22" office:value-type="string" calcext:value-type="string">
            <text:p><text:span text:style-name="T7">(&lt;TS&gt;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... </text:span><text:span text:style-name="T62">(35)</text:span></text:p>
            <text:p><text:span text:style-name="T25">7 lines are sent as one chunk due to timing.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6">
          <table:table-cell/>
          <table:table-cell office:value-type="string" calcext:value-type="string">
            <text:p>Length line break</text:p>
          </table:table-cell>
          <table:table-cell/>
          <table:table-cell office:value-type="string" calcext:value-type="string">
            <text:p>Proceed according to test case further above</text:p>
          </table:table-cell>
          <table:table-cell/>
          <table:table-cell table:style-name="ce21" office:value-type="string" calcext:value-type="string">
            <text:p><text:span text:style-name="T7">(</text:span><text:span text:style-name="T76">&lt;TS&gt;</text:span><text:span text:style-name="T7">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3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4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4h</text:span><text:span text:style-name="T10"> </text:span><text:span text:style-name="T9">45h</text:span><text:span text:style-name="T10"> </text:span><text:span text:style-name="T9">41h</text:span><text:span text:style-name="T10"> </text:span><text:span text:style-name="T9">42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5h</text:span><text:span text:style-name="T10"> </text:span><text:span text:style-name="T9">46h</text:span><text:span text:style-name="T10"> </text:span><text:span text:style-name="T9">47h</text:span><text:span text:style-name="T10"> </text:span><text:span text:style-name="T9">41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6h</text:span><text:span text:style-name="T10"> </text:span><text:span text:style-name="T9">47h</text:span><text:span text:style-name="T10"> </text:span><text:span text:style-name="T9">48h</text:span><text:span text:style-name="T10"> </text:span><text:span text:style-name="T62">(3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on every chunk]</text:span></text:p>
            <text:p><text:span text:style-name="T1">In receiving terminal, disable [Settings... &gt; Text... &gt; Break lines after]</text:span></text:p>
            <text:p><text:span text:style-name="T1">In receiving terminal, enable [Settings... &gt; Text... &gt; Break lines after timeout of]</text:span></text:p>
            <text:p>Confirm</text:p>
          </table:table-cell>
          <table:table-cell/>
          <table:table-cell table:style-name="ce22" office:value-type="string" calcext:value-type="string">
            <text:p><text:span text:style-name="T7">(&lt;TS&gt;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... </text:span><text:span text:style-name="T62">(35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\!(EOL)AB\!(Delay(1000))ABC</text:span></text:p>
          </table:table-cell>
          <table:table-cell table:style-name="ce22" office:value-type="string" calcext:value-type="string">
            <text:p><text:span text:style-name="T57">(&lt;TS&gt;)</text:span><text:span text:style-name="T63"> </text:span><text:span text:style-name="T64">(&lt;&lt;)</text:span><text:span text:style-name="T63"> </text:span><text:span text:style-name="T65">41h</text:span><text:span text:style-name="T66"> </text:span><text:span text:style-name="T67">[Error: EOL keyword is not supported for binary terminals!]</text:span><text:span text:style-name="T10"> </text:span><text:span text:style-name="T61">41h</text:span><text:span text:style-name="T10"> </text:span><text:span text:style-name="T61">42h</text:span><text:span text:style-name="T10"> </text:span><text:span text:style-name="T62">(3)</text:span></text:p>
            <text:p><text:span text:style-name="T57">(&lt;TS&gt;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</text:span><text:span text:style-name="T62">(3)</text:span></text:p>
          </table:table-cell>
          <table:table-cell table:number-columns-repeated="1019"/>
        </table:table-row>
        <table:table-row table:style-name="ro16">
          <table:table-cell table:number-columns-repeated="5"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1h</text:span><text:span text:style-name="T21"> </text:span><text:span text:style-name="T16">42h</text:span><text:span text:style-name="T21"> </text:span><text:span text:style-name="T22">(3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3)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lt;&lt;)</text:span><text:span text:style-name="T15"> </text:span><text:span text:style-name="T35">41h</text:span><text:span text:style-name="T21"> </text:span><text:span text:style-name="T22">(1)</text:span></text:p>
            <text:p><text:span text:style-name="T3">(&lt;TS&gt;</text:span><text:span text:style-name="T69">)</text:span><text:span text:style-name="T29"> </text:span><text:span text:style-name="T30">(&lt;&lt;)</text:span><text:span text:style-name="T29"> </text:span><text:span text:style-name="T35">42h</text:span><text:span text:style-name="T21"> </text:span><text:span text:style-name="T22">(1)</text:span></text:p>
            <text:p><text:span text:style-name="T69">(&lt;TS&gt;)</text:span><text:span text:style-name="T29"> </text:span><text:span text:style-name="T30">(&lt;&lt;)</text:span><text:span text:style-name="T29"> </text:span><text:span text:style-name="T35">41h</text:span><text:span text:style-name="T21"> </text:span><text:span text:style-name="T35">42h</text:span><text:span text:style-name="T21"> </text:span><text:span text:style-name="T35">43h</text:span><text:span text:style-name="T21"> </text:span><text:span text:style-name="T22">(3)</text:span></text:p>
          </table:table-cell>
          <table:table-cell table:number-columns-repeated="1019"/>
        </table:table-row>
        <table:table-row table:style-name="ro16">
          <table:table-cell table:number-columns-repeated="5"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22">(2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3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eq.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timeout of]</text:span></text:p>
            <text:p><text:span text:style-name="T1">In receiving terminal, enable [Settings... &gt; Text... &gt; Break lines before sequence]</text:span>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table:style-name="ce26"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/text:p>
          </table:table-cell>
          <table:table-cell table:number-columns-repeated="1018"/>
        </table:table-row>
        <table:table-row table:style-name="ro27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)</text:span><text:span text:style-name="T4"> </text:span><text:span text:style-name="T34">(&gt;&gt;)</text:span><text:span text:style-name="T4"> </text:span><text:span text:style-name="T5">41h</text:span><text:span text:style-name="T36"> </text:span><text:span text:style-name="T5">42h</text:span><text:span text:style-name="T36"> </text:span><text:span text:style-name="T5">43h</text:span><text:span text:style-name="T36"> </text:span><text:span text:style-name="T5">31h</text:span><text:span text:style-name="T36"> </text:span><text:span text:style-name="T5">32h</text:span><text:span text:style-name="T36"> </text:span><text:span text:style-name="T5">33h</text:span><text:span text:style-name="T36"> </text:span><text:span text:style-name="T5">41h</text:span><text:span text:style-name="T36"> </text:span><text:span text:style-name="T16">42h</text:span><text:span text:style-name="T21"> </text:span><text:span text:style-name="T22">(8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/text:p>
            <text:p><text:span text:style-name="T25">Note that </text:span><text:span text:style-name="T77">41h</text:span><text:span text:style-name="T78"> </text:span><text:span text:style-name="T79">42h</text:span><text:span text:style-name="T78"> </text:span><text:span text:style-name="T80">(8)</text:span><text:span text:style-name="T81"> will only be appended after the delay,</text:span></text:p>
            <text:p><text:span text:style-name="T25">when these bytes were determined to not belong to the sequence.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Clear monito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<text:span text:style-name="T1">In receiving terminal, enable [Settings... &gt; Text... &gt; Break lines before sequence]</text:span></text:p>
            <text:p><text:span text:style-name="T1">In receiving terminal, enable [Settings... &gt; Text... &gt; Break lines after sequence]</text:span>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5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32h</text:span><text:span text:style-name="T21"> </text:span><text:span text:style-name="T16">33h</text:span><text:span text:style-name="T21"> </text:span><text:span text:style-name="T22">(2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31h</text:span></text:p>
            <text:p><text:span text:style-name="T25">Note that &lt;NUL&gt; is currently being hidden.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table:style-name="ce22" office:value-type="string" calcext:value-type="string">
            <text:p><text:span text:style-name="T57">(&lt;TS&gt;</text:span><text:span text:style-name="T7">)</text:span><text:span text:style-name="T8"> </text:span><text:span text:style-name="T44">(&gt;&gt;)</text:span><text:span text:style-name="T8"> </text:span><text:span text:style-name="T9">32h</text:span><text:span text:style-name="T10"> </text:span><text:span text:style-name="T9">33h</text:span><text:span text:style-name="T10"> </text:span><text:span text:style-name="T62">(2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text:span text:style-name="T10"> </text:span><text:span text:style-name="T9">32h</text:span><text:span text:style-name="T10"> </text:span><text:span text:style-name="T9">33h</text:span><text:span text:style-name="T10"> </text:span><text:span text:style-name="T62">(3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3"/>
          <table:table-cell office:value-type="string" calcext:value-type="string">
            <text:p><text:span text:style-name="T1">In receiving terminal, disable [Settings... &gt; Advanced... &gt; Hide 0x00]</text:span></text:p>
            <text:p><text:span text:style-name="T1">Confirm</text:span></text:p>
          </table:table-cell>
          <table:table-cell/>
          <table:table-cell table:style-name="ce22" office:value-type="string" calcext:value-type="string">
            <text:p><text:span text:style-name="T57">(&lt;TS&gt;</text:span><text:span text:style-name="T7">)</text:span><text:span text:style-name="T8"> </text:span><text:span text:style-name="T44">(&gt;&gt;)</text:span><text:span text:style-name="T8"> </text:span><text:span text:style-name="T9">32h</text:span><text:span text:style-name="T10"> </text:span><text:span text:style-name="T9">33h</text:span><text:span text:style-name="T10"> </text:span><text:span text:style-name="T9">00h</text:span><text:span text:style-name="T10"> </text:span><text:span text:style-name="T62">(3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text:span text:style-name="T10"> </text:span><text:span text:style-name="T9">32h</text:span><text:span text:style-name="T10"> </text:span><text:span text:style-name="T9">33h</text:span><text:span text:style-name="T10"> </text:span><text:span text:style-name="T9">00h</text:span><text:span text:style-name="T10"> </text:span><text:span text:style-name="T62">(4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 table:number-rows-repeated="10483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8" table:default-cell-style-name="ce48"/>
        <table:table-column table:style-name="co22" table:default-cell-style-name="ce48"/>
        <table:table-column table:style-name="co23" table:default-cell-style-name="ce48"/>
        <table:table-column table:style-name="co24" table:default-cell-style-name="ce48"/>
        <table:table-column table:style-name="co25" table:default-cell-style-name="ce48"/>
        <table:table-column table:style-name="co26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64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64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64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48"/>
        <table:table-column table:style-name="co27" table:default-cell-style-name="ce48"/>
        <table:table-column table:style-name="co28" table:default-cell-style-name="ce48"/>
        <table:table-column table:style-name="co24" table:default-cell-style-name="ce48"/>
        <table:table-column table:style-name="co29" table:default-cell-style-name="ce48"/>
        <table:table-column table:style-name="co30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nk both to [YAT - Test - YAT.Model.Terminal.yac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8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  <text:p><text:span text:style-name="T1">Menu &gt; Receive &gt; Automatic Action &gt; Deactivate is disabled</text:span></text:p>
            <text:p><text:span text:style-name="T1">Menu &gt; Receive &gt; Automatic Action &gt; Trigger &gt; Use Text is disabled</text:span></text:p>
            <text:p><text:span text:style-name="T1">Tool bar icons are equally disabled</text:span></text:p>
          </table:table-cell>
          <table:table-cell table:number-columns-repeated="1019"/>
        </table:table-row>
        <table:table-row table:style-name="ro29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</table:table-cell>
          <table:table-cell office:value-type="string" calcext:value-type="string">
            <text:p/>
            <text:p/>
            <text:p>[Send Text] must not be listed as that is yet "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<text:span text:style-name="T1">Menu &gt; Receive</text:span> &gt; Automatic Action is still not check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">Menu &gt; Receive</text:span> &gt; Automatic Action is checked now</text:p>
            <text:p><text:span text:style-name="T1">Count and Deactivate is enabled now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3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3">
          <table:table-cell table:number-columns-repeated="3"/>
          <table:table-cell office:value-type="string" calcext:value-type="string">
            <text:p>[Send Text] = "45"</text:p>
            <text:p>Leave focus</text:p>
          </table:table-cell>
          <table:table-cell table:number-columns-repeated="1020"/>
        </table:table-row>
        <table:table-row table:style-name="ro28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[Send Text]</text:p>
          </table:table-cell>
          <table:table-cell office:value-type="string" calcext:value-type="string">
            <text:p/>
            <text:p/>
            <text:p/>
            <text:p><text:span text:style-name="T1">[Send Text] must be listed</text:span>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">Trigger is highlighted</text:span>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office:value-type="string" calcext:value-type="string">
            <text:p>Detour via e.g. "123abcABC123" is needed to overcome WinForm limitation (bug #347)</text:p>
          </table:table-cell>
          <table:table-cell table:number-columns-repeated="1018"/>
        </table:table-row>
        <table:table-row table:style-name="ro30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">Trigger is highlighted</text:span>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9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1019"/>
        </table:table-row>
        <table:table-row table:style-name="ro2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Send</text:p>
            <text:p><text:span text:style-name="T82">123</text:span> AB <text:span text:style-name="T82">C456</text:span></text:p>
          </table:table-cell>
          <table:table-cell office:value-type="string" calcext:value-type="string">
            <text:p>Data sent and received</text:p>
            <text:p>Automatic action is triggered for <text:span text:style-name="T82">each of the two matches</text:span></text:p>
            <text:p><text:span text:style-name="T25">Trigger is highlighted</text:span></text:p>
          </table:table-cell>
          <table:table-cell office:value-type="string" calcext:value-type="string">
            <text:p>There is a limitation with task sequencing that will have to be resolved when</text:p>
            <text:p>upgrading to .NET 4.0+ (see Terminal.Auto[Action|Response] for details)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3">
          <table:table-cell table:number-columns-repeated="2"/>
          <table:table-cell table:style-name="ce51" office:value-type="string" calcext:value-type="string">
            <text:p>Filter/Suppr.</text:p>
          </table:table-cell>
          <table:table-cell office:value-type="string" calcext:value-type="string">
            <text:p>Select trigger = Some dedicated command</text:p>
            <text:p>ABC</text:p>
          </table:table-cell>
          <table:table-cell table:number-columns-repeated="1020"/>
        </table:table-row>
        <table:table-row table:style-name="ro24">
          <table:table-cell table:number-columns-repeated="2"/>
          <table:table-cell table:style-name="ce51"/>
          <table:table-cell office:value-type="string" calcext:value-type="string">
            <text:p>Disable [Regex]</text:p>
            <text:p><text:span text:style-name="T1">Disable [Whole Word]</text:span></text:p>
            <text:p><text:span text:style-name="T1">Reenable [Case Sensitive]</text:span></text:p>
            <text:p>Disable [Use Text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[Line Numbers &gt; Show Line Numbers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[Show Direction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is the patter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shown, i.e. filtered-out</text:p>
          </table:table-cell>
          <table:table-cell table:number-columns-repeated="1019"/>
        </table:table-row>
        <table:table-row table:style-name="ro22">
          <table:table-cell table:number-columns-repeated="2"/>
          <table:table-cell table:style-name="ce51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<text:span text:style-name="T1">Data sent and received</text:span>, i.e. filtered-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23">
          <table:table-cell table:number-columns-repeated="2"/>
          <table:table-cell table:style-name="ce51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1019"/>
        </table:table-row>
        <table:table-row table:style-name="ro23">
          <table:table-cell table:number-columns-repeated="2"/>
          <table:table-cell table:style-name="ce51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ABC</text:span></text:p>
          </table:table-cell>
          <table:table-cell table:number-columns-repeated="1018"/>
        </table:table-row>
        <table:table-row table:style-name="ro23">
          <table:table-cell table:number-columns-repeated="2"/>
          <table:table-cell table:style-name="ce51"/>
          <table:table-cell office:value-type="string" calcext:value-type="string">
            <text:p>Send partial line including trigger from other terminal</text:p>
            <text:p><text:span text:style-name="T1">ABC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1019"/>
        </table:table-row>
        <table:table-row table:style-name="ro23">
          <table:table-cell table:number-columns-repeated="2"/>
          <table:table-cell table:style-name="ce51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ABCxyz</text:span></text:p>
          </table:table-cell>
          <table:table-cell table:number-columns-repeated="1018"/>
        </table:table-row>
        <table:table-row table:style-name="ro23">
          <table:table-cell table:number-columns-repeated="2"/>
          <table:table-cell table:style-name="ce51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style-name="ce56"/>
          <table:table-cell table:number-columns-repeated="1018"/>
        </table:table-row>
        <table:table-row table:style-name="ro23">
          <table:table-cell table:number-columns-repeated="2"/>
          <table:table-cell table:style-name="ce51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but not shown, i.e. filtered-out</text:p>
          </table:table-cell>
          <table:table-cell table:style-name="ce56"/>
          <table:table-cell table:number-columns-repeated="1018"/>
        </table:table-row>
        <table:table-row table:style-name="ro23">
          <table:table-cell table:number-columns-repeated="2"/>
          <table:table-cell table:style-name="ce51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filtered-in/out</text:p>
          </table:table-cell>
          <table:table-cell table:style-name="ce38" office:value-type="string" calcext:value-type="string">
            <text:p><text:span text:style-name="T7">(&gt;&gt;)</text:span><text:span text:style-name="T8"> </text:span><text:span text:style-name="T9">ABC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In receiving terminal, show unidir Rx monitor</text:p>
          </table:table-cell>
          <table:table-cell office:value-type="string" calcext:value-type="string">
            <text:p>Equally filtered as in bidir monitor</text:p>
          </table:table-cell>
          <table:table-cell table:style-name="ce38"/>
          <table:table-cell table:number-columns-repeated="1018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filtered</text:p>
          </table:table-cell>
          <table:table-cell table:style-name="ce38"/>
          <table:table-cell table:number-columns-repeated="1018"/>
        </table:table-row>
        <table:table-row table:style-name="ro19">
          <table:table-cell table:number-columns-repeated="2"/>
          <table:table-cell table:style-name="ce51"/>
          <table:table-cell office:value-type="string" calcext:value-type="string">
            <text:p>[Show Counts]</text:p>
            <text:p>[Reset Counts]</text:p>
            <text:p>[Clear Monitors] [Ctrl+L]</text:p>
          </table:table-cell>
          <table:table-cell/>
          <table:table-cell table:style-name="ce38"/>
          <table:table-cell table:number-columns-repeated="1018"/>
        </table:table-row>
        <table:table-row table:style-name="ro19">
          <table:table-cell table:number-columns-repeated="2"/>
          <table:table-cell table:style-name="ce51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filtered-in</text:p>
            <text:p>100 lines filtered-out</text:p>
          </table:table-cell>
          <table:table-cell table:style-name="ce38" office:value-type="string" calcext:value-type="string">
            <text:p><text:span text:style-name="T14">(&gt;&gt;)</text:span><text:span text:style-name="T15"> </text:span><text:span text:style-name="T16">ABC</text:span></text:p>
            <text:p><text:span text:style-name="T69">(&gt;&gt;)</text:span><text:span text:style-name="T29"> </text:span><text:span text:style-name="T16">ABC</text:span></text:p>
            <text:p><text:span text:style-name="T69">(&gt;&gt;)</text:span><text:span text:style-name="T29"> </text:span><text:span text:style-name="T16">...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35"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received, i.e. suppres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Data sent but not received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received, i.e. releas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xyz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5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office:value-type="string" calcext:value-type="string">
            <text:p>Send multiple lines with and without trigger from other terminal</text:p>
            <text:p><text:span text:style-name="T1">"ABC\!(EOL)xyz"</text:span></text:p>
          </table:table-cell>
          <table:table-cell office:value-type="string" calcext:value-type="string">
            <text:p>Limitation FR#366:</text:p>
            <text:p>Both lines will be suppressed when sent in one chunk</text:p>
            <text:p><text:span text:style-name="T1">For "ABC\!(EOL)xyz" this does not apply =&gt; 3 chunks</text:span>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5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number-columns-repeated="1021"/>
        </table:table-row>
        <table:table-row table:style-name="ro1">
          <table:table-cell table:number-columns-repeated="2"/>
          <table:table-cell table:style-name="ce35"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8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  <text:p><text:span text:style-name="T1">Menu &gt; Send &gt; Automatic Response &gt; Deactivate is disabled</text:span></text:p>
            <text:p><text:span text:style-name="T1">Menu &gt; Send &gt; Automatic Response &gt; Trigger &gt; Use Text is disabled</text:span></text:p>
            <text:p><text:span text:style-name="T1">Tool bar icons are equally disabl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28">
          <table:table-cell table:number-columns-repeated="3"/>
          <table:table-cell office:value-type="string" calcext:value-type="string">
            <text:p>List responses</text:p>
          </table:table-cell>
          <table:table-cell office:value-type="string" calcext:value-type="string">
            <text:p>[None]</text:p>
            <text:p>[Trigger]</text:p>
            <text:p>[Predefined Command 1, 2, 3, 4, 5, 9, 10]</text:p>
            <text:p>[Send Text]</text:p>
          </table:table-cell>
          <table:table-cell office:value-type="string" calcext:value-type="string">
            <text:p/>
            <text:p/>
            <text:p/>
            <text:p>[Send Text] is already listed as it contains the previously used comman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office:value-type="string" calcext:value-type="string">
            <text:p>Should still be "45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3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3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30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1019"/>
        </table:table-row>
        <table:table-row table:style-name="ro2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Send:</text:p>
            <text:p><text:span text:style-name="T82">123</text:span> AB <text:span text:style-name="T82">C456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each of the two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>Ensures that multiple subsequent send works (i.e. the SendSyncObj mechanism)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<text:span text:style-name="T1">Clear sending terminal [Ctrl+L]</text:span></text:p>
            <text:p><text:span text:style-name="T1">Enable [Show Line Numbers]</text:span></text:p>
            <text:p>Enable [Show Length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1" office:value-type="string" calcext:value-type="string">
            <text:p>Select response = [Predefined Command 1]</text:p>
          </table:table-cell>
          <table:table-cell table:number-columns-repeated="1020"/>
        </table:table-row>
        <table:table-row table:style-name="ro19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1 + 24 lines are expecte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Select response = [Predefined Command 2]</text:p>
          </table:table-cell>
          <table:table-cell table:number-columns-repeated="1020"/>
        </table:table-row>
        <table:table-row table:style-name="ro19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Send the above command again 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<text:span text:style-name="T32">...ABC</text:span><text:span text:style-name="T36"> </text:span><text:span text:style-name="T37">(72) </text:span><text:span text:style-name="T81">is  expected for each responded line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response = Some dedicated command</text:p>
          </table:table-cell>
          <table:table-cell table:number-columns-repeated="1020"/>
        </table:table-row>
        <table:table-row table:style-name="ro19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Send Text]</text:p>
          </table:table-cell>
          <table:table-cell/>
          <table:table-cell office:value-type="string" calcext:value-type="string">
            <text:p>Ensures that [Use Text] is no longer used for non-dedicated triggers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table:number-columns-repeated="1020"/>
        </table:table-row>
        <table:table-row table:style-name="ro23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 table:number-rows-repeated="654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table:table-column table:style-name="co8" table:default-cell-style-name="ce48"/>
        <table:table-column table:style-name="co31" table:default-cell-style-name="ce48"/>
        <table:table-column table:style-name="co7" table:default-cell-style-name="ce48"/>
        <table:table-column table:style-name="co32" table:default-cell-style-name="ce48"/>
        <table:table-column table:style-name="co33" table:default-cell-style-name="ce48"/>
        <table:table-column table:style-name="co34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65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8" table:default-cell-style-name="ce48"/>
        <table:table-column table:style-name="co35" table:default-cell-style-name="ce48"/>
        <table:table-column table:style-name="co7" table:default-cell-style-name="ce48"/>
        <table:table-column table:style-name="co36" table:default-cell-style-name="ce48"/>
        <table:table-column table:style-name="co37" table:default-cell-style-name="ce48"/>
        <table:table-column table:style-name="co38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shows the welcome screen</text:p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1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table:table-column table:style-name="co8" table:default-cell-style-name="ce48"/>
        <table:table-column table:style-name="co39" table:default-cell-style-name="ce48"/>
        <table:table-column table:style-name="co40" table:default-cell-style-name="ce48"/>
        <table:table-column table:style-name="co41" table:default-cell-style-name="ce48"/>
        <table:table-column table:style-name="co42" table:default-cell-style-name="ce48"/>
        <table:table-column table:style-name="co43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9" office:value-type="string" calcext:value-type="string">
            <text:p>Modify the text</text:p>
          </table:table-cell>
          <table:table-cell table:style-name="ce5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51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51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51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Open recent drop-down</text:p>
          </table:table-cell>
          <table:table-cell table:style-name="ce51" office:value-type="string" calcext:value-type="string">
            <text:p>No control characters in drop-down</text:p>
          </table:table-cell>
          <table:table-cell table:style-name="ce51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Select one of the recents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Change that recent</text:p>
          </table:table-cell>
          <table:table-cell table:style-name="ce51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51"/>
          <table:table-cell table:number-columns-repeated="1018"/>
        </table:table-row>
        <table:table-row table:style-name="ro2">
          <table:table-cell table:number-columns-repeated="3"/>
          <table:table-cell table:style-name="ce51" office:value-type="string" calcext:value-type="string">
            <text:p>Open recent drop-down</text:p>
          </table:table-cell>
          <table:table-cell table:style-name="ce51" office:value-type="string" calcext:value-type="string">
            <text:p>Just selected recent still there</text:p>
            <text:p>New recent added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table:style-name="ce5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51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[Shift+F&lt;i&gt;]</text:p>
          </table:table-cell>
          <table:table-cell table:style-name="ce51" office:value-type="string" calcext:value-type="string">
            <text:p>Text gets sent</text:p>
            <text:p>"Send Text" still contains changed recent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1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Changed recent text gets sent</text:p>
            <text:p><text:span text:style-name="T1">Text stays selected</text:span>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[Shift+F&lt;i&gt;]</text:p>
          </table:table-cell>
          <table:table-cell table:style-name="ce51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1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51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51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51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51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51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7-Very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1" office:value-type="string" calcext:value-type="string">
            <text:p>Send "\!-SendFiles\Stress-7-EnormousLine.txt"</text:p>
          </table:table-cell>
          <table:table-cell table:style-name="ce51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Clear the monitors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/>
          <table:table-cell table:style-name="ce51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5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51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51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adix</text:p>
          </table:table-cell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83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3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3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&lt;LF&gt;</text:span><text:span text:style-name="T84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83">    in receiving terminal</text:span></text:p>
          </table:table-cell>
          <table:table-cell table:number-columns-repeated="1019"/>
        </table:table-row>
        <table:table-row table:style-name="ro21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3">    in receiving terminal</text:span></text:p>
            <text:p><text:span text:style-name="T69">(&lt;&lt;)</text:span><text:span text:style-name="T29"> </text:span><text:span text:style-name="T35">X</text:span><text:span text:style-name="T85">&lt;CR&gt;&lt;LF&gt;</text:span><text:span text:style-name="T24"> </text:span><text:span text:style-name="T22">(3)</text:span></text:p>
          </table:table-cell>
          <table:table-cell table:number-columns-repeated="1019"/>
        </table:table-row>
        <table:table-row table:style-name="ro18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3">    in receiving terminal</text:span></text:p>
            <text:p><text:span text:style-name="T69">(&lt;&lt;)</text:span><text:span text:style-name="T29"> </text:span><text:span text:style-name="T35">X</text:span><text:span text:style-name="T85">&lt;CR&gt;&lt;LF&gt;</text:span><text:span text:style-name="T24"> </text:span><text:span text:style-name="T22">(3)</text:span></text:p>
            <text:p><text:span text:style-name="T3">(&gt;&gt;)</text:span><text:span text:style-name="T4"> </text:span><text:span text:style-name="T86">&lt;CR&gt;&lt;LF&gt;</text:span><text:span text:style-name="T4"> </text:span><text:span text:style-name="T34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1018"/>
        </table:table-row>
        <table:table-row table:style-name="ro32">
          <table:table-cell table:number-columns-repeated="3"/>
          <table:table-cell office:value-type="string" calcext:value-type="string">
            <text:p><text:span text:style-name="T1">In sending terminal:</text:span></text:p>
            <text:p>B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3">    in receiving terminal</text:span></text:p>
            <text:p><text:span text:style-name="T3">(&lt;&lt;)</text:span><text:span text:style-name="T4"> </text:span><text:span text:style-name="T38">X</text:span><text:span text:style-name="T87">&lt;CR&gt;&lt;LF&gt;</text:span><text:span text:style-name="T84"> </text:span><text:span text:style-name="T37">(3)</text:span></text:p>
            <text:p><text:span text:style-name="T3">(&gt;&gt;)</text:span><text:span text:style-name="T4"> </text:span><text:span text:style-name="T86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84"> </text:span><text:span text:style-name="T37">(3)</text:span></text:p>
          </table:table-cell>
          <table:table-cell table:number-columns-repeated="1019"/>
        </table:table-row>
        <table:table-row table:style-name="ro33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3">    in receiving terminal</text:span></text:p>
            <text:p><text:span text:style-name="T3">(&lt;&lt;)</text:span><text:span text:style-name="T4"> </text:span><text:span text:style-name="T38">X</text:span><text:span text:style-name="T87">&lt;CR&gt;&lt;LF&gt;</text:span><text:span text:style-name="T84"> </text:span><text:span text:style-name="T37">(3)</text:span></text:p>
            <text:p><text:span text:style-name="T3">(&gt;&gt;)</text:span><text:span text:style-name="T4"> </text:span><text:span text:style-name="T86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84"> </text:span><text:span text:style-name="T37">(3)</text:span></text:p>
            <text:p><text:span text:style-name="T3">(&lt;&lt;)</text:span><text:span text:style-name="T4"> </text:span><text:span text:style-name="T38">X</text:span><text:span text:style-name="T87">&lt;CR&gt;&lt;LF&gt;</text:span><text:span text:style-name="T84"> </text:span><text:span text:style-name="T37">(3)</text:span></text:p>
          </table:table-cell>
          <table:table-cell table:number-columns-repeated="1019"/>
        </table:table-row>
        <table:table-row table:style-name="ro34">
          <table:table-cell table:number-columns-repeated="3"/>
          <table:table-cell office:value-type="string" calcext:value-type="string">
            <text:p><text:span text:style-name="T1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 </text:span><text:span text:style-name="T34">(0) 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3">    in receiving terminal</text:span></text:p>
            <text:p><text:span text:style-name="T3">(&lt;&lt;)</text:span><text:span text:style-name="T4"> </text:span><text:span text:style-name="T38">X</text:span><text:span text:style-name="T87">&lt;CR&gt;&lt;LF&gt;</text:span><text:span text:style-name="T84"> </text:span><text:span text:style-name="T37">(3)</text:span></text:p>
            <text:p><text:span text:style-name="T3">(&gt;&gt;)</text:span><text:span text:style-name="T4"> </text:span><text:span text:style-name="T86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84"> </text:span><text:span text:style-name="T37">(3)</text:span></text:p>
            <text:p><text:span text:style-name="T3">(&lt;&lt;)</text:span><text:span text:style-name="T4"> </text:span><text:span text:style-name="T38">X</text:span><text:span text:style-name="T87">&lt;CR&gt;&lt;LF&gt;</text:span><text:span text:style-name="T84"> </text:span><text:span text:style-name="T37">(3)</text:span></text:p>
            <text:p><text:span text:style-name="T3">(&gt;&gt;)</text:span><text:span text:style-name="T4"> </text:span><text:span text:style-name="T86">&lt;CR&gt;&lt;LF&gt;</text:span><text:span text:style-name="T4"> </text:span><text:span text:style-name="T34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35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88">(&lt;&lt;)</text:span><text:span text:style-name="T89"> </text:span><text:span text:style-name="T38">A</text:span><text:span text:style-name="T36"> </text:span><text:span text:style-name="T37">(1)</text:span></text:p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 </text:span><text:span text:style-name="T34">(0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    in sending terminal</text:p>
            <text:p/>
            <text:p><text:span text:style-name="T88">(&gt;&gt;)</text:span><text:span text:style-name="T89"> </text:span><text:span text:style-name="T5">A</text:span><text:span text:style-name="T6">&lt;CR&gt;&lt;LF&gt;</text:span><text:span text:style-name="T84"> </text:span><text:span text:style-name="T37">(3)</text:span></text:p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3">    in receiving terminal</text:span></text:p>
            <text:p><text:span text:style-name="T3">(&lt;&lt;)</text:span><text:span text:style-name="T4"> </text:span><text:span text:style-name="T38">X</text:span><text:span text:style-name="T87">&lt;CR&gt;&lt;LF&gt;</text:span><text:span text:style-name="T84"> </text:span><text:span text:style-name="T37">(3)</text:span></text:p>
            <text:p><text:span text:style-name="T3">(&gt;&gt;)</text:span><text:span text:style-name="T4"> </text:span><text:span text:style-name="T86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84"> </text:span><text:span text:style-name="T37">(3)</text:span></text:p>
            <text:p><text:span text:style-name="T3">(&lt;&lt;)</text:span><text:span text:style-name="T4"> </text:span><text:span text:style-name="T38">X</text:span><text:span text:style-name="T87">&lt;CR&gt;&lt;LF&gt;</text:span><text:span text:style-name="T84"> </text:span><text:span text:style-name="T37">(3)</text:span></text:p>
            <text:p><text:span text:style-name="T3">(&gt;&gt;)</text:span><text:span text:style-name="T4"> </text:span><text:span text:style-name="T86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84"> </text:span><text:span text:style-name="T37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83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3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4"> </text:span><text:span text:style-name="T37">(2)</text:span><text:span text:style-name="T83"> in receiving terminal</text:span></text:p>
            <text:p><text:span text:style-name="T3">(&lt;&lt;)</text:span><text:span text:style-name="T4"> </text:span><text:span text:style-name="T38">X</text:span><text:span text:style-name="T87">&lt;CR&gt;&lt;LF&gt;</text:span><text:span text:style-name="T84"> </text:span><text:span text:style-name="T37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4"> </text:span><text:span text:style-name="T37">(2)</text:span><text:span text:style-name="T90"> </text:span><text:span text:style-name="T83">in receiving terminal</text:span></text:p>
            <text:p><text:span text:style-name="T88">(&lt;&lt;)</text:span><text:span text:style-name="T89"> </text:span><text:span text:style-name="T38">X</text:span><text:span text:style-name="T87">&lt;CR&gt;&lt;LF&gt;</text:span><text:span text:style-name="T84"> </text:span><text:span text:style-name="T37">(3)</text:span></text:p>
            <text:p><text:span text:style-name="T3">(&gt;&gt;)</text:span><text:span text:style-name="T4"> </text:span><text:span text:style-name="T86">&lt;LF&gt;</text:span><text:span text:style-name="T4"> </text:span><text:span text:style-name="T34">(1)</text:span>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1018"/>
        </table:table-row>
        <table:table-row table:style-name="ro32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35">B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4"> </text:span><text:span text:style-name="T37">(2)</text:span><text:span text:style-name="T90"> </text:span><text:span text:style-name="T83">in receiving terminal</text:span></text:p>
            <text:p><text:span text:style-name="T3">(&lt;&lt;)</text:span><text:span text:style-name="T4"> </text:span><text:span text:style-name="T38">X</text:span><text:span text:style-name="T87">&lt;CR&gt;&lt;LF&gt;</text:span><text:span text:style-name="T84"> </text:span><text:span text:style-name="T37">(3)</text:span></text:p>
            <text:p><text:span text:style-name="T3">(&gt;&gt;)</text:span><text:span text:style-name="T4"> </text:span><text:span text:style-name="T86">&lt;LF&gt;</text:span><text:span text:style-name="T4"> </text:span><text:span text:style-name="T34">(1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84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 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86">&lt;CR&gt; </text:span><text:span text:style-name="T91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1018"/>
        </table:table-row>
        <table:table-row table:style-name="ro21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86">&lt;CR&gt;</text:span><text:span text:style-name="T4"> </text:span><text:span text:style-name="T34">(1)</text:span><text:span text:style-name="T91">  in receiving terminal</text:span></text:p>
            <text:p><text:span text:style-name="T3">(&lt;&lt;)</text:span><text:span text:style-name="T4"> </text:span><text:span text:style-name="T38">X</text:span><text:span text:style-name="T87">&lt;CR&gt;&lt;LF&gt;</text:span><text:span text:style-name="T84"> </text:span><text:span text:style-name="T37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86">&lt;CR&gt;</text:span><text:span text:style-name="T4"> </text:span><text:span text:style-name="T34">(1)</text:span><text:span text:style-name="T91">  in receiving terminal</text:span></text:p>
            <text:p><text:span text:style-name="T88">(&lt;&lt;)</text:span><text:span text:style-name="T89"> </text:span><text:span text:style-name="T38">X</text:span><text:span text:style-name="T87">&lt;CR&gt;&lt;LF&gt;</text:span><text:span text:style-name="T84"> </text:span><text:span text:style-name="T37">(3)</text:span></text:p>
            <text:p><text:span text:style-name="T3">(&gt;&gt;)</text:span><text:span text:style-name="T4"> </text:span><text:span text:style-name="T86">&lt;LF&gt;</text:span><text:span text:style-name="T4"> </text:span><text:span text:style-name="T34">(1)</text:span>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1018"/>
        </table:table-row>
        <table:table-row table:style-name="ro32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35">B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86">&lt;CR&gt;</text:span><text:span text:style-name="T4"> </text:span><text:span text:style-name="T34">(1)</text:span><text:span text:style-name="T91">  in receiving terminal</text:span></text:p>
            <text:p><text:span text:style-name="T3">(&lt;&lt;)</text:span><text:span text:style-name="T4"> </text:span><text:span text:style-name="T38">X</text:span><text:span text:style-name="T87">&lt;CR&gt;&lt;LF&gt;</text:span><text:span text:style-name="T84"> </text:span><text:span text:style-name="T37">(3)</text:span></text:p>
            <text:p><text:span text:style-name="T3">(&gt;&gt;)</text:span><text:span text:style-name="T4"> </text:span><text:span text:style-name="T86">&lt;LF&gt;</text:span><text:span text:style-name="T4"> </text:span><text:span text:style-name="T34">(1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84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83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3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21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4"> </text:span><text:span text:style-name="T37">(2)</text:span><text:span text:style-name="T83"> in receiving terminal</text:span></text:p>
            <text:p><text:span text:style-name="T3">(&lt;&lt;)</text:span><text:span text:style-name="T4"> </text:span><text:span text:style-name="T38">X</text:span><text:span text:style-name="T87">&lt;CR&gt;&lt;LF&gt;</text:span><text:span text:style-name="T84"> </text:span><text:span text:style-name="T37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B&lt;LF&gt;</text:p>
          </table:table-cell>
          <table:table-cell table:number-columns-repeated="1020"/>
        </table:table-row>
        <table:table-row table:style-name="ro1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92">&lt;CR&gt;</text:span><text:span text:style-name="T35">B</text:span><text:span text:style-name="T85">&lt;LF&gt;</text:span>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4"> </text:span><text:span text:style-name="T37">(2)</text:span><text:span text:style-name="T83"> in receiving terminal</text:span></text:p>
            <text:p><text:span text:style-name="T88">(&lt;&lt;)</text:span><text:span text:style-name="T89"> </text:span><text:span text:style-name="T38">X</text:span><text:span text:style-name="T87">&lt;CR&gt;&lt;LF&gt;</text:span><text:span text:style-name="T84"> </text:span><text:span text:style-name="T37">(3)</text:span></text:p>
            <text:p><text:span text:style-name="T3">(&gt;&gt;)</text:span><text:span text:style-name="T4"> </text:span><text:span text:style-name="T5">B</text:span><text:span text:style-name="T6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1018"/>
        </table:table-row>
        <table:table-row table:style-name="ro14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92">&lt;CR&gt;</text:span><text:span text:style-name="T35">B</text:span><text:span text:style-name="T85">&lt;LF&gt;</text:span><text:span text:style-name="T24"> </text:span><text:span text:style-name="T22">(3)</text:span>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4"> </text:span><text:span text:style-name="T37">(2)</text:span><text:span text:style-name="T83"> in receiving terminal</text:span></text:p>
            <text:p><text:span text:style-name="T88">(&lt;&lt;)</text:span><text:span text:style-name="T89"> </text:span><text:span text:style-name="T38">X</text:span><text:span text:style-name="T87">&lt;CR&gt;&lt;LF&gt;</text:span><text:span text:style-name="T84"> </text:span><text:span text:style-name="T37">(3)</text:span></text:p>
            <text:p><text:span text:style-name="T3">(&gt;&gt;)</text:span><text:span text:style-name="T4"> </text:span><text:span text:style-name="T5">B</text:span><text:span text:style-name="T6">&lt;LF&gt;&lt;CR&gt;&lt;LF&gt;</text:span><text:span text:style-name="T84"> </text:span><text:span text:style-name="T37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 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86">&lt;CR&gt; </text:span><text:span text:style-name="T91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1018"/>
        </table:table-row>
        <table:table-row table:style-name="ro21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86">&lt;CR&gt;</text:span><text:span text:style-name="T4"> </text:span><text:span text:style-name="T34">(1)</text:span><text:span text:style-name="T91">  in receiving terminal</text:span></text:p>
            <text:p><text:span text:style-name="T3">(&lt;&lt;)</text:span><text:span text:style-name="T4"> </text:span><text:span text:style-name="T38">X</text:span><text:span text:style-name="T87">&lt;CR&gt;&lt;LF&gt;</text:span><text:span text:style-name="T84"> </text:span><text:span text:style-name="T37">(3)</text:span></text:p>
          </table:table-cell>
          <table:table-cell table:number-columns-repeated="1019"/>
        </table:table-row>
        <table:table-row table:style-name="ro14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92">&lt;CR&gt;</text:span><text:span text:style-name="T35">B</text:span><text:span text:style-name="T21"> </text:span><text:span text:style-name="T22">(2)</text:span>  in sending terminal</text:p>
            <text:p/>
            <text:p><text:span text:style-name="T3">(&gt;&gt;)</text:span><text:span text:style-name="T4"> </text:span><text:span text:style-name="T86">&lt;CR&gt;</text:span><text:span text:style-name="T4"> </text:span><text:span text:style-name="T34">(1)</text:span><text:span text:style-name="T91">  in receiving terminal</text:span></text:p>
            <text:p><text:span text:style-name="T88">(&lt;&lt;)</text:span><text:span text:style-name="T89"> </text:span><text:span text:style-name="T38">X</text:span><text:span text:style-name="T87">&lt;CR&gt;&lt;LF&gt;</text:span><text:span text:style-name="T84"> </text:span><text:span text:style-name="T37">(3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84"> </text:span><text:span text:style-name="T37">(3)</text:span>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all kind of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36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51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48"/>
        <table:table-column table:style-name="co44" table:default-cell-style-name="ce48"/>
        <table:table-column table:style-name="co45" table:default-cell-style-name="ce48"/>
        <table:table-column table:style-name="co24" table:default-cell-style-name="ce48"/>
        <table:table-column table:style-name="co46" table:default-cell-style-name="ce48"/>
        <table:table-column table:style-name="co47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7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67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7" office:value-type="string" calcext:value-type="string">
            <text:p>User name is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48"/>
        <table:table-column table:style-name="co48" table:default-cell-style-name="ce48"/>
        <table:table-column table:style-name="co49" table:default-cell-style-name="ce48"/>
        <table:table-column table:style-name="co50" table:default-cell-style-name="ce48"/>
        <table:table-column table:style-name="co51" table:default-cell-style-name="ce48"/>
        <table:table-column table:style-name="co52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68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69" office:value-type="string" calcext:value-type="string">
            <text:p><text:span text:style-name="T93">Note that display elements are text-only and no longer contain the underlying typed</text:span></text:p>
            <text:p><text:span text:style-name="T93">information such as the time stamp of the origin. Since the XML schema is strongly-</text:span></text:p>
            <text:p><text:span text:style-name="T93">typed again, the items need to be reconstructed. Not optimal, but simply a trade-off</text:span></text:p>
            <text:p><text:span text:style-name="T93">Between display and log performance. After all, XML logging is probably rare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69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48"/>
        <table:table-column table:style-name="co53" table:default-cell-style-name="ce48"/>
        <table:table-column table:style-name="co54" table:default-cell-style-name="ce48"/>
        <table:table-column table:style-name="co36" table:default-cell-style-name="ce48"/>
        <table:table-column table:style-name="co55" table:default-cell-style-name="ce48"/>
        <table:table-column table:style-name="co56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7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94">st</text:span> line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7">
          <table:table-cell table:number-columns-repeated="3"/>
          <table:table-cell office:value-type="string" calcext:value-type="string">
            <text:p>"Help &gt; About" &gt; Click 1<text:span text:style-name="T94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7">
          <table:table-cell table:number-columns-repeated="3"/>
          <table:table-cell office:value-type="string" calcext:value-type="string">
            <text:p>"Help &gt; About" &gt; Click 1<text:span text:style-name="T94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70"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7">
          <table:table-cell table:number-columns-repeated="3"/>
          <table:table-cell office:value-type="string" calcext:value-type="string">
            <text:p>"Help &gt; About" &gt; Click 1<text:span text:style-name="T94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70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7">
          <table:table-cell table:number-columns-repeated="3"/>
          <table:table-cell office:value-type="string" calcext:value-type="string">
            <text:p>"Help &gt; About" &gt; Click 1<text:span text:style-name="T94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70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7">
          <table:table-cell table:number-columns-repeated="3"/>
          <table:table-cell office:value-type="string" calcext:value-type="string">
            <text:p>"Help &gt; About" &gt; Click 1<text:span text:style-name="T94">st</text:span> line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1">Required to fully verify exception handling</text:span></text:p>
            <text:p>Also 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7">
          <table:table-cell table:number-columns-repeated="3"/>
          <table:table-cell office:value-type="string" calcext:value-type="string">
            <text:p>"Help &gt; About" &gt; Click slightly above the right end of the 2<text:span text:style-name="T94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7">
          <table:table-cell table:number-columns-repeated="3"/>
          <table:table-cell office:value-type="string" calcext:value-type="string">
            <text:p>"Help &gt; About" &gt; Click slightly above the right end of the 3<text:span text:style-name="T94">rd</text:span> line</text:p>
          </table:table-cell>
          <table:table-cell office:value-type="string" calcext:value-type="string">
            <text:p>Repeat steps above, except <text:span text:style-name="T95">[Cancel], [Retry] and [Ignore]</text:span>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48"/>
        <table:table-column table:style-name="co57" table:default-cell-style-name="ce48"/>
        <table:table-column table:style-name="co58" table:default-cell-style-name="ce48"/>
        <table:table-column table:style-name="co59" table:default-cell-style-name="ce48"/>
        <table:table-column table:style-name="co11" table:default-cell-style-name="ce48"/>
        <table:table-column table:style-name="co60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office:value-type="string" calcext:value-type="string">
            <text:p/>
            <text:p/>
            <text:p>In total:</text:p>
            <text:p> &gt; 3 folders</text:p>
            <text:p> &gt; 31 file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71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71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string" calcext:value-type="string">
            <text:p>[File &gt; Exit]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[File &gt; Workspace &gt; Clos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[File &gt; Save As...]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Open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Recent &gt; 'FirstTerminal.yat']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[File &gt; Save As...]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/>
          <table:table-cell office:value-type="string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Open PowerShel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8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[File &gt; Preferences... &gt; Defaults...]</text:p>
            <text:p>[OK]</text:p>
            <text:p>Resulting in:</text:p>
            <text:p>     LocalUserSettings.General.AutoOpenWorkspace = true</text:p>
            <text:p><text:span text:style-name="T1">     LocalUserSettings.General.AutoSaveWorkspace = true</text:span></text:p>
            <text:p><text:span text:style-name="T1">     LocalUserSettings.AutoWorkspace.FilePath = ""</text:span>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  <text:p><text:span text:style-name="T1">...YAT.Model.Test.FileHandlingTest.TestSequenceOfUseCases_6_through_9_()::UC9 with a third main.</text:span></text:p>
            <text:p/>
            <text:p><text:span text:style-name="T1">However, these tests cannot be done automatically due to limitations of running really concurrent instances out of a single NUnit test script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local user settings folder</text:p>
          </table:table-cell>
          <table:table-cell office:value-type="string" calcext:value-type="string">
            <text:p>Files observab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Files get de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'YAT.Domain.Terminal'.C98:'YAT.Domain.Terminal'.E9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.00.0000</text:date>, <text:time style:data-style-name="N2" text:time-value="11:53:38.1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6DT30M2S</meta:editing-duration>
    <meta:editing-cycles>575</meta:editing-cycles>
    <meta:generator>LibreOffice/6.1.1.2$Windows_X86_64 LibreOffice_project/5d19a1bfa650b796764388cd8b33a5af1f5baa1b</meta:generator>
    <dc:date>2019-12-05T15:54:29.528000000</dc:date>
    <meta:print-date>2013-02-02T14:44:49.07</meta:print-date>
    <meta:document-statistic meta:table-count="13" meta:cell-count="2256" meta:object-count="0"/>
    <meta:user-defined meta:name="Info 1"/>
    <meta:user-defined meta:name="Info 2"/>
    <meta:user-defined meta:name="Info 3"/>
    <meta:user-defined meta:name="Info 4"/>
  </office:meta>
</office:document-meta>
</file>